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TSY BRUSH" svg:font-family="'ARTSY BRUSH'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paragraph-properties fo:text-align="end" style:justify-single-word="false" fo:padding="0.0201in" fo:border-left="none" fo:border-right="none" fo:border-top="0.06pt solid #000000" fo:border-bottom="0.06pt solid #000000"/>
      <style:text-properties style:font-name="Comic Sans MS" fo:font-weight="normal" officeooo:rsid="0019f35b" officeooo:paragraph-rsid="0019f35b" style:font-weight-asian="normal" style:font-weight-complex="normal"/>
    </style:style>
    <style:style style:name="P2" style:family="paragraph" style:parent-style-name="Text_20_body">
      <style:paragraph-properties fo:text-align="end" style:justify-single-word="false"/>
      <style:text-properties style:font-name="ARTSY BRUSH" fo:font-size="32pt" fo:font-weight="normal" officeooo:rsid="0019f35b" officeooo:paragraph-rsid="0019f35b" style:font-weight-asian="normal" style:font-weight-complex="normal"/>
    </style:style>
    <style:style style:name="P3" style:family="paragraph" style:parent-style-name="Text_20_body">
      <style:text-properties fo:font-weight="normal" officeooo:paragraph-rsid="0017f700" style:font-weight-asian="normal" style:font-weight-complex="normal"/>
    </style:style>
    <style:style style:name="P4" style:family="paragraph" style:parent-style-name="Text_20_body">
      <style:text-properties officeooo:paragraph-rsid="0017f700"/>
    </style:style>
    <style:style style:name="P5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6.728in" style:type="right" style:leader-style="dotted" style:leader-text="."/>
        </style:tab-stops>
      </style:paragraph-properties>
    </style:style>
    <style:style style:name="P7" style:family="paragraph" style:parent-style-name="Text_20_body">
      <style:text-properties officeooo:rsid="003fac6c" officeooo:paragraph-rsid="003fac6c"/>
    </style:style>
    <style:style style:name="P8" style:family="paragraph" style:parent-style-name="Heading_20_1">
      <style:text-properties officeooo:paragraph-rsid="0017f700"/>
    </style:style>
    <style:style style:name="P9" style:family="paragraph" style:parent-style-name="Text_20_body" style:list-style-name="L1">
      <style:text-properties officeooo:paragraph-rsid="0017f700"/>
    </style:style>
    <style:style style:name="P10" style:family="paragraph" style:parent-style-name="Text_20_body" style:list-style-name="L1">
      <style:text-properties officeooo:rsid="002ab5e7" officeooo:paragraph-rsid="0017f700"/>
    </style:style>
    <style:style style:name="P11" style:family="paragraph" style:parent-style-name="Text_20_body">
      <style:text-properties officeooo:rsid="002ab5e7" officeooo:paragraph-rsid="0017f700"/>
    </style:style>
    <style:style style:name="P12" style:family="paragraph" style:parent-style-name="Text_20_body">
      <style:paragraph-properties fo:padding="0.0201in" fo:border-left="none" fo:border-right="none" fo:border-top="0.06pt solid #000000" fo:border-bottom="0.06pt solid #000000"/>
      <style:text-properties officeooo:rsid="003e9e99" officeooo:paragraph-rsid="0017f700"/>
    </style:style>
    <style:style style:name="P13" style:family="paragraph" style:parent-style-name="Text_20_body">
      <style:paragraph-properties fo:padding="0.0201in" fo:border-left="none" fo:border-right="none" fo:border-top="0.06pt solid #000000" fo:border-bottom="0.06pt solid #000000"/>
      <style:text-properties officeooo:rsid="0046ef3f" officeooo:paragraph-rsid="0017f700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/>
      <style:text-properties fo:font-weight="bold" style:font-weight-asian="bold" style:font-weight-complex="bold" loext:padding="0in" loext:border="none"/>
    </style:style>
    <style:style style:name="P16" style:family="paragraph" style:parent-style-name="Text_20_body" style:list-style-name="L2">
      <style:paragraph-properties fo:margin-top="0in" fo:margin-bottom="0in" style:contextual-spacing="false"/>
      <style:text-properties loext:padding="0in" loext:border="none"/>
    </style:style>
    <style:style style:name="P17" style:family="paragraph" style:parent-style-name="Text_20_body" style:list-style-name="L2">
      <style:paragraph-properties fo:margin-top="0in" fo:margin-bottom="0in" style:contextual-spacing="false"/>
      <style:text-properties fo:font-weight="bold" style:font-weight-asian="bold" style:font-weight-complex="bold" loext:padding="0in" loext:border="none"/>
    </style:style>
    <style:style style:name="P18" style:family="paragraph" style:parent-style-name="Text_20_body" style:list-style-name="L2">
      <style:paragraph-properties fo:margin-top="0in" fo:margin-bottom="0in" style:contextual-spacing="false"/>
      <style:text-properties fo:font-weight="bold" officeooo:rsid="00229354" officeooo:paragraph-rsid="00229354" style:font-weight-asian="bold" style:font-weight-complex="bold" loext:padding="0in" loext:border="none"/>
    </style:style>
    <style:style style:name="P19" style:family="paragraph" style:parent-style-name="Text_20_body" style:list-style-name="L2">
      <style:text-properties loext:padding="0in" loext:border="none"/>
    </style:style>
    <style:style style:name="P20" style:family="paragraph" style:parent-style-name="Text_20_body">
      <style:text-properties officeooo:paragraph-rsid="001bed97"/>
    </style:style>
    <style:style style:name="P21" style:family="paragraph" style:parent-style-name="Heading_20_2">
      <style:paragraph-properties fo:break-before="page"/>
      <style:text-properties officeooo:paragraph-rsid="001bed97"/>
    </style:style>
    <style:style style:name="P22" style:family="paragraph" style:parent-style-name="Text_20_body" style:list-style-name="L3">
      <style:paragraph-properties fo:margin-top="0in" fo:margin-bottom="0in" style:contextual-spacing="false"/>
    </style:style>
    <style:style style:name="P23" style:family="paragraph" style:parent-style-name="Text_20_body" style:list-style-name="L3">
      <style:paragraph-properties fo:margin-top="0in" fo:margin-bottom="0in" style:contextual-spacing="false"/>
      <style:text-properties loext:padding="0in" loext:border="none"/>
    </style:style>
    <style:style style:name="P24" style:family="paragraph" style:parent-style-name="Text_20_body" style:list-style-name="L3">
      <style:paragraph-properties fo:margin-top="0in" fo:margin-bottom="0in" style:contextual-spacing="false"/>
      <style:text-properties fo:font-weight="bold" style:font-weight-asian="bold" style:font-weight-complex="bold" loext:padding="0in" loext:border="none"/>
    </style:style>
    <style:style style:name="P25" style:family="paragraph" style:parent-style-name="Text_20_body" style:list-style-name="L3">
      <style:paragraph-properties fo:margin-top="0in" fo:margin-bottom="0in" style:contextual-spacing="false"/>
      <style:text-properties fo:font-weight="bold" officeooo:rsid="002cea77" officeooo:paragraph-rsid="002cea77" style:font-weight-asian="bold" style:font-weight-complex="bold" loext:padding="0in" loext:border="none"/>
    </style:style>
    <style:style style:name="P26" style:family="paragraph" style:parent-style-name="Text_20_body" style:list-style-name="L3">
      <style:paragraph-properties fo:margin-top="0in" fo:margin-bottom="0in" style:contextual-spacing="false"/>
      <style:text-properties fo:font-weight="bold" officeooo:rsid="00242805" officeooo:paragraph-rsid="00242805" style:font-weight-asian="bold" style:font-weight-complex="bold" loext:padding="0in" loext:border="none"/>
    </style:style>
    <style:style style:name="P27" style:family="paragraph" style:parent-style-name="Text_20_body" style:list-style-name="L3">
      <style:text-properties loext:padding="0in" loext:border="none"/>
    </style:style>
    <style:style style:name="P28" style:family="paragraph" style:parent-style-name="Heading_20_2">
      <style:paragraph-properties fo:break-before="page"/>
      <style:text-properties officeooo:rsid="001bed97" officeooo:paragraph-rsid="001bed97"/>
    </style:style>
    <style:style style:name="P29" style:family="paragraph" style:parent-style-name="Text_20_body" style:list-style-name="L4" style:master-page-name="">
      <style:paragraph-properties fo:line-height="100%" style:page-number="auto"/>
    </style:style>
    <style:style style:name="P30" style:family="paragraph" style:parent-style-name="Text_20_body" style:list-style-name="L4">
      <style:paragraph-properties fo:line-height="100%"/>
    </style:style>
    <style:style style:name="P31" style:family="paragraph" style:parent-style-name="Text_20_body" style:list-style-name="L5">
      <style:paragraph-properties fo:margin-top="0in" fo:margin-bottom="0in" style:contextual-spacing="false" fo:line-height="100%"/>
      <style:text-properties style:font-name="Liberation Serif" fo:font-size="12pt" style:font-name-asian="Noto Sans Mono CJK SC" style:font-size-asian="10pt" style:font-name-complex="Liberation Mono" style:font-size-complex="10pt" loext:padding="0in" loext:border="none"/>
    </style:style>
    <style:style style:name="P32" style:family="paragraph" style:parent-style-name="Text_20_body" style:list-style-name="L5">
      <style:paragraph-properties fo:margin-top="0in" fo:margin-bottom="0in" style:contextual-spacing="false"/>
      <style:text-properties style:font-name="Liberation Serif" fo:font-size="12pt" style:font-name-asian="Noto Sans Mono CJK SC" style:font-size-asian="10pt" style:font-name-complex="Liberation Mono" style:font-size-complex="10pt" loext:padding="0in" loext:border="none"/>
    </style:style>
    <style:style style:name="P33" style:family="paragraph" style:parent-style-name="Text_20_body" style:list-style-name="L5">
      <style:paragraph-properties fo:margin-top="0in" fo:margin-bottom="0in" style:contextual-spacing="false"/>
      <style:text-properties style:font-name="Liberation Serif" fo:font-size="12pt" officeooo:paragraph-rsid="002051db" style:font-name-asian="Noto Sans Mono CJK SC" style:font-size-asian="10pt" style:font-name-complex="Liberation Mono" style:font-size-complex="10pt" loext:padding="0in" loext:border="none"/>
    </style:style>
    <style:style style:name="P34" style:family="paragraph" style:parent-style-name="Text_20_body" style:list-style-name="L5">
      <style:paragraph-properties fo:margin-top="0in" fo:margin-bottom="0in" style:contextual-spacing="false"/>
      <style:text-properties style:font-name="Liberation Serif" fo:font-size="12pt" officeooo:rsid="002051db" officeooo:paragraph-rsid="002051db" style:font-name-asian="Noto Sans Mono CJK SC" style:font-size-asian="10pt" style:font-name-complex="Liberation Mono" style:font-size-complex="10pt" loext:padding="0in" loext:border="none"/>
    </style:style>
    <style:style style:name="P35" style:family="paragraph" style:parent-style-name="Text_20_body" style:list-style-name="L5">
      <style:paragraph-properties fo:margin-top="0in" fo:margin-bottom="0in" style:contextual-spacing="false"/>
      <style:text-properties style:font-name="Liberation Serif" fo:font-size="12pt" fo:font-weight="bold" officeooo:rsid="002c409c" officeooo:paragraph-rsid="002c409c" style:font-name-asian="Noto Sans Mono CJK SC" style:font-size-asian="10pt" style:font-weight-asian="bold" style:font-name-complex="Liberation Mono" style:font-size-complex="10pt" style:font-weight-complex="bold" loext:padding="0in" loext:border="none"/>
    </style:style>
    <style:style style:name="P36" style:family="paragraph" style:parent-style-name="Text_20_body" style:list-style-name="L5">
      <style:paragraph-properties fo:margin-top="0in" fo:margin-bottom="0in" style:contextual-spacing="false"/>
      <style:text-properties style:font-name="Liberation Serif" fo:font-size="12pt" fo:font-weight="bold" style:font-name-asian="Noto Sans Mono CJK SC" style:font-size-asian="10pt" style:font-weight-asian="bold" style:font-name-complex="Liberation Mono" style:font-size-complex="10pt" style:font-weight-complex="bold" loext:padding="0in" loext:border="none"/>
    </style:style>
    <style:style style:name="P37" style:family="paragraph" style:parent-style-name="Text_20_body" style:list-style-name="L5">
      <style:paragraph-properties fo:margin-top="0in" fo:margin-bottom="0in" style:contextual-spacing="false"/>
      <style:text-properties style:font-name="Liberation Serif" fo:font-size="12pt" fo:font-weight="bold" officeooo:paragraph-rsid="002592a1" style:font-name-asian="Noto Sans Mono CJK SC" style:font-size-asian="10pt" style:font-weight-asian="bold" style:font-name-complex="Liberation Mono" style:font-size-complex="10pt" style:font-weight-complex="bold" loext:padding="0in" loext:border="none"/>
    </style:style>
    <style:style style:name="P38" style:family="paragraph" style:parent-style-name="Text_20_body" style:list-style-name="L5">
      <style:text-properties style:font-name="Liberation Serif" fo:font-size="12pt" fo:font-weight="bold" style:font-name-asian="Noto Sans Mono CJK SC" style:font-size-asian="10pt" style:font-weight-asian="bold" style:font-name-complex="Liberation Mono" style:font-size-complex="10pt" style:font-weight-complex="bold" loext:padding="0in" loext:border="none"/>
    </style:style>
    <style:style style:name="P39" style:family="paragraph" style:parent-style-name="Preformatted_20_Text">
      <style:paragraph-properties fo:margin-top="0in" fo:margin-bottom="0.0972in" style:contextual-spacing="false" fo:line-height="115%"/>
      <style:text-properties fo:font-size="14pt" style:font-size-asian="10pt" style:font-size-complex="10pt"/>
    </style:style>
    <style:style style:name="P40" style:family="paragraph" style:parent-style-name="Text_20_body" style:list-style-name="L6">
      <style:text-properties officeooo:paragraph-rsid="001d6193"/>
    </style:style>
    <style:style style:name="P41" style:family="paragraph" style:parent-style-name="Text_20_body" style:list-style-name="L7">
      <style:paragraph-properties fo:margin-top="0in" fo:margin-bottom="0in" style:contextual-spacing="false"/>
    </style:style>
    <style:style style:name="P42" style:family="paragraph" style:parent-style-name="Text_20_body" style:list-style-name="L7">
      <style:paragraph-properties fo:margin-top="0in" fo:margin-bottom="0in" style:contextual-spacing="false"/>
      <style:text-properties fo:font-weight="bold" style:font-weight-asian="bold" style:font-weight-complex="bold"/>
    </style:style>
    <style:style style:name="P43" style:family="paragraph" style:parent-style-name="Text_20_body" style:list-style-name="L7">
      <style:paragraph-properties fo:margin-top="0in" fo:margin-bottom="0in" style:contextual-spacing="false"/>
      <style:text-properties fo:font-weight="bold" officeooo:rsid="002ed66b" officeooo:paragraph-rsid="002ed66b" style:font-weight-asian="bold" style:font-weight-complex="bold"/>
    </style:style>
    <style:style style:name="P44" style:family="paragraph" style:parent-style-name="Text_20_body" style:list-style-name="L7"/>
    <style:style style:name="P45" style:family="paragraph" style:parent-style-name="Standard">
      <style:paragraph-properties fo:margin-top="0in" fo:margin-bottom="0.1965in" style:contextual-spacing="false"/>
    </style:style>
    <style:style style:name="P46" style:family="paragraph" style:parent-style-name="Text_20_body" style:list-style-name="L8">
      <style:paragraph-properties fo:margin-top="0in" fo:margin-bottom="0in" style:contextual-spacing="false"/>
    </style:style>
    <style:style style:name="P47" style:family="paragraph" style:parent-style-name="Text_20_body" style:list-style-name="L8">
      <style:paragraph-properties fo:margin-top="0in" fo:margin-bottom="0in" style:contextual-spacing="false"/>
      <style:text-properties fo:font-weight="bold" style:font-weight-asian="bold" style:font-weight-complex="bold"/>
    </style:style>
    <style:style style:name="P48" style:family="paragraph" style:parent-style-name="Text_20_body" style:list-style-name="L8">
      <style:paragraph-properties fo:margin-top="0in" fo:margin-bottom="0in" style:contextual-spacing="false"/>
      <style:text-properties fo:font-weight="bold" officeooo:rsid="002275e4" officeooo:paragraph-rsid="002275e4" style:font-weight-asian="bold" style:font-weight-complex="bold"/>
    </style:style>
    <style:style style:name="P49" style:family="paragraph" style:parent-style-name="Text_20_body" style:list-style-name="L8">
      <style:paragraph-properties fo:margin-top="0in" fo:margin-bottom="0in" style:contextual-spacing="false"/>
      <style:text-properties style:text-line-through-style="solid" style:text-line-through-type="single"/>
    </style:style>
    <style:style style:name="P50" style:family="paragraph" style:parent-style-name="Text_20_body" style:list-style-name="L8">
      <style:text-properties style:text-line-through-style="solid" style:text-line-through-type="single"/>
    </style:style>
    <style:style style:name="P51" style:family="paragraph" style:parent-style-name="Heading_20_1">
      <style:paragraph-properties fo:break-before="page"/>
      <style:text-properties officeooo:paragraph-rsid="00361795"/>
    </style:style>
    <style:style style:name="P52" style:family="paragraph" style:parent-style-name="Text_20_body" style:list-style-name="L9">
      <style:paragraph-properties fo:margin-left="0in" fo:margin-right="0in" fo:margin-top="0in" fo:margin-bottom="0in" style:contextual-spacing="false" fo:text-indent="0in" style:auto-text-indent="false"/>
    </style:style>
    <style:style style:name="P53" style:family="paragraph" style:parent-style-name="Text_20_body" style:list-style-name="L9">
      <style:paragraph-properties fo:margin-top="0in" fo:margin-bottom="0in" style:contextual-spacing="false"/>
      <style:text-properties fo:font-size="13.5pt" fo:font-weight="normal" style:font-weight-asian="normal" style:font-weight-complex="normal" loext:padding="0in" loext:border="none"/>
    </style:style>
    <style:style style:name="P54" style:family="paragraph" style:parent-style-name="Text_20_body" style:list-style-name="L9">
      <style:paragraph-properties fo:margin-top="0in" fo:margin-bottom="0in" style:contextual-spacing="false"/>
    </style:style>
    <style:style style:name="P55" style:family="paragraph" style:parent-style-name="Text_20_body" style:list-style-name="L9">
      <style:paragraph-properties fo:margin-top="0in" fo:margin-bottom="0in" style:contextual-spacing="false"/>
      <style:text-properties fo:font-size="13.5pt" fo:font-weight="normal" officeooo:rsid="0045e413" officeooo:paragraph-rsid="0046d3b2" style:font-weight-asian="normal" style:font-weight-complex="normal" loext:padding="0in" loext:border="none"/>
    </style:style>
    <style:style style:name="P56" style:family="paragraph" style:parent-style-name="Text_20_body" style:list-style-name="L9"/>
    <style:style style:name="P57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T1" style:family="text">
      <style:text-properties officeooo:rsid="001c971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97023"/>
    </style:style>
    <style:style style:name="T4" style:family="text">
      <style:text-properties officeooo:rsid="002a19e5"/>
    </style:style>
    <style:style style:name="T5" style:family="text">
      <style:text-properties officeooo:rsid="0034205e"/>
    </style:style>
    <style:style style:name="T6" style:family="text">
      <style:text-properties officeooo:rsid="0034a4eb"/>
    </style:style>
    <style:style style:name="T7" style:family="text">
      <style:text-properties officeooo:rsid="002275e4"/>
    </style:style>
    <style:style style:name="T8" style:family="text">
      <style:text-properties officeooo:rsid="0036fa29"/>
    </style:style>
    <style:style style:name="T9" style:family="text">
      <style:text-properties officeooo:rsid="003af2b7"/>
    </style:style>
    <style:style style:name="T10" style:family="text">
      <style:text-properties officeooo:rsid="003b518e"/>
    </style:style>
    <style:style style:name="T11" style:family="text">
      <style:text-properties fo:font-weight="bold" officeooo:rsid="00229354" style:font-weight-asian="bold" style:font-weight-complex="bold"/>
    </style:style>
    <style:style style:name="T12" style:family="text">
      <style:text-properties officeooo:rsid="00229354"/>
    </style:style>
    <style:style style:name="T13" style:family="text">
      <style:text-properties officeooo:rsid="001bed97"/>
    </style:style>
    <style:style style:name="T14" style:family="text">
      <style:text-properties loext:padding="0in" loext:border="none"/>
    </style:style>
    <style:style style:name="T15" style:family="text">
      <style:text-properties officeooo:rsid="0023b046"/>
    </style:style>
    <style:style style:name="T16" style:family="text">
      <style:text-properties officeooo:rsid="002051db"/>
    </style:style>
    <style:style style:name="T17" style:family="text">
      <style:text-properties officeooo:rsid="0023d6aa"/>
    </style:style>
    <style:style style:name="T18" style:family="text">
      <style:text-properties officeooo:rsid="002e0f80"/>
    </style:style>
    <style:style style:name="T19" style:family="text">
      <style:text-properties style:font-name="Liberation Serif" fo:font-weight="bold" style:font-weight-asian="bold" style:font-weight-complex="bold"/>
    </style:style>
    <style:style style:name="T20" style:family="text">
      <style:text-properties style:font-name="Liberation Serif" fo:font-weight="bold" officeooo:rsid="002577ca" style:font-weight-asian="bold" style:font-weight-complex="bold"/>
    </style:style>
    <style:style style:name="T21" style:family="text">
      <style:text-properties style:font-name="Liberation Serif" fo:font-weight="bold" officeooo:rsid="002b866c" style:font-weight-asian="bold" style:font-weight-complex="bold"/>
    </style:style>
    <style:style style:name="T22" style:family="text">
      <style:text-properties style:font-name="Liberation Serif"/>
    </style:style>
    <style:style style:name="T23" style:family="text">
      <style:text-properties officeooo:rsid="002caf0e"/>
    </style:style>
    <style:style style:name="T24" style:family="text">
      <style:text-properties officeooo:rsid="002592a1"/>
    </style:style>
    <style:style style:name="T25" style:family="text">
      <style:text-properties officeooo:rsid="001d6193"/>
    </style:style>
    <style:style style:name="T26" style:family="text">
      <style:text-properties officeooo:rsid="0030757c"/>
    </style:style>
    <style:style style:name="T27" style:family="text">
      <style:text-properties officeooo:rsid="002825c9"/>
    </style:style>
    <style:style style:name="T28" style:family="text">
      <style:text-properties officeooo:rsid="00336274"/>
    </style:style>
    <style:style style:name="T29" style:family="text">
      <style:text-properties officeooo:rsid="003241e0"/>
    </style:style>
    <style:style style:name="T30" style:family="text">
      <style:text-properties officeooo:rsid="002694fa"/>
    </style:style>
    <style:style style:name="T31" style:family="text">
      <style:text-properties officeooo:rsid="0038a195"/>
    </style:style>
    <style:style style:name="T32" style:family="text">
      <style:text-properties officeooo:rsid="0024f6d6"/>
    </style:style>
    <style:style style:name="T33" style:family="text">
      <style:text-properties officeooo:rsid="00361795"/>
    </style:style>
    <style:style style:name="T34" style:family="text">
      <style:text-properties fo:font-size="13.5pt" fo:font-weight="normal" style:font-weight-asian="normal" style:font-weight-complex="normal" loext:padding="0in" loext:border="none"/>
    </style:style>
    <style:style style:name="T35" style:family="text">
      <style:text-properties officeooo:rsid="0046d3b2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verview &amp; <text:span text:style-name="T1">Questions Summery</text:span></text:p>
      <text:p text:style-name="P2">AES - 2025</text:p>
      <text:p text:style-name="P3"/>
      <text:p text:style-name="P4"/>
      <text:p text:style-name="P4"/>
      <text:p text:style-name="P4"/>
      <text:p text:style-name="P4"/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Contents</text:p>
          </text:index-title>
          <text:p text:style-name="P5"><text:a xlink:type="simple" xlink:href="#__RefHeading___Toc61_3123224662" text:style-name="Index_20_Link" text:visited-style-name="Index_20_Link">How to?<text:tab/>1</text:a></text:p>
          <text:p text:style-name="P5"><text:a xlink:type="simple" xlink:href="#__RefHeading___Toc63_3123224662" text:style-name="Index_20_Link" text:visited-style-name="Index_20_Link">Question Sets considered<text:tab/>2</text:a></text:p>
          <text:p text:style-name="P5"><text:a xlink:type="simple" xlink:href="#__RefHeading___Toc65_3123224662" text:style-name="Index_20_Link" text:visited-style-name="Index_20_Link">Economics<text:tab/>3</text:a></text:p>
          <text:p text:style-name="P6"><text:a xlink:type="simple" xlink:href="#__RefHeading___Toc67_3123224662" text:style-name="Index_20_Link" text:visited-style-name="Index_20_Link">Chapter 1 (Introduction of Economics)<text:tab/>3</text:a></text:p>
          <text:p text:style-name="P6"><text:a xlink:type="simple" xlink:href="#__RefHeading___Toc69_3123224662" text:style-name="Index_20_Link" text:visited-style-name="Index_20_Link">Chapter 2 (Demand)<text:tab/>5</text:a></text:p>
          <text:p text:style-name="P6"><text:a xlink:type="simple" xlink:href="#__RefHeading___Toc71_3123224662" text:style-name="Index_20_Link" text:visited-style-name="Index_20_Link">Chapter 3 (Supply)<text:tab/>8</text:a></text:p>
          <text:p text:style-name="P6"><text:a xlink:type="simple" xlink:href="#__RefHeading___Toc73_3123224662" text:style-name="Index_20_Link" text:visited-style-name="Index_20_Link">Chapter 4 (Elasticity)<text:tab/>9</text:a></text:p>
          <text:p text:style-name="P6"><text:a xlink:type="simple" xlink:href="#__RefHeading___Toc75_3123224662" text:style-name="Index_20_Link" text:visited-style-name="Index_20_Link">Chapter 5 (Utility)<text:tab/>11</text:a></text:p>
          <text:p text:style-name="P5"><text:a xlink:type="simple" xlink:href="#__RefHeading___Toc77_3123224662" text:style-name="Index_20_Link" text:visited-style-name="Index_20_Link">Government<text:tab/>12</text:a></text:p>
        </text:index-body>
      </text:table-of-content>
      <text:p text:style-name="P4"/>
      <text:h text:style-name="Heading_20_1" text:outline-level="1"><text:bookmark-start text:name="__RefHeading___Toc61_3123224662"/>How to?<text:bookmark-end text:name="__RefHeading___Toc61_3123224662"/></text:h>
      <text:p text:style-name="P7"><text:span text:style-name="T2">Bold texts</text:span> were included in previous years questions. And <text:span text:style-name="T2">*</text:span> mark represents repentance amount. </text:p>
      <text:h text:style-name="P8" text:outline-level="1"><text:bookmark-start text:name="__RefHeading___Toc63_3123224662"/>Question Sets considered<text:bookmark-end text:name="__RefHeading___Toc63_3123224662"/></text:h>
      <text:list text:style-name="L1">
        <text:list-item>
          <text:p text:style-name="P9">Session <text:span text:style-name="T3">2022</text:span></text:p>
        </text:list-item>
        <text:list-item>
          <text:p text:style-name="P9">Session <text:span text:style-name="T4">2021</text:span></text:p>
        </text:list-item>
        <text:list-item>
          <text:p text:style-name="P10">Session <text:span text:style-name="T5">2020 </text:span><text:span text:style-name="T6">(mostly out-of-sync)</text:span></text:p>
        </text:list-item>
      </text:list>
      <text:p text:style-name="P11"/>
      <text:p text:style-name="P12">By no means, this is any sorts of suggestions. Just a quick overview! <text:line-break/>Nothing more, nothing less :)</text:p>
      <text:p text:style-name="P13">And yah, can be inaccurate! Feel free to criticize.</text:p>
      <text:h text:style-name="P14" text:outline-level="1"><text:bookmark-start text:name="__RefHeading___Toc65_3123224662"/>Economics<text:bookmark-end text:name="__RefHeading___Toc65_3123224662"/></text:h>
      <text:h text:style-name="Heading_20_2" text:outline-level="2"><text:bookmark-start text:name="__RefHeading___Toc67_3123224662"/>Chapter 1 (Introduction of Economics)<text:bookmark-end text:name="__RefHeading___Toc67_3123224662"/></text:h>
      <text:list text:style-name="L2">
        <text:list-item>
          <text:p text:style-name="P15">What is economics? <text:span text:style-name="T7">*</text:span><text:span text:style-name="T8">*</text:span></text:p>
          <text:list>
            <text:list-item>
              <text:p text:style-name="P16">Oikonomia (Greek word) </text:p>
              <text:list>
                <text:list-item>
                  <text:p text:style-name="P16">Oikos (household) </text:p>
                </text:list-item>
                <text:list-item>
                  <text:p text:style-name="P16">Nomos (management) </text:p>
                </text:list-item>
              </text:list>
            </text:list-item>
            <text:list-item>
              <text:p text:style-name="P16">Adam Smith’s definition </text:p>
            </text:list-item>
            <text:list-item>
              <text:p text:style-name="P16">L. Robbins’ definition </text:p>
            </text:list-item>
          </text:list>
        </text:list-item>
        <text:list-item>
          <text:p text:style-name="P17">Subject Matter of Economics <text:span text:style-name="T7">(macro vs micro) *</text:span></text:p>
          <text:list>
            <text:list-item>
              <text:p text:style-name="P16">Micro economics </text:p>
              <text:list>
                <text:list-item>
                  <text:p text:style-name="P16">Definition </text:p>
                </text:list-item>
                <text:list-item>
                  <text:p text:style-name="P16">According to Boulding </text:p>
                </text:list-item>
              </text:list>
            </text:list-item>
            <text:list-item>
              <text:p text:style-name="P16">Macro economics </text:p>
              <text:list>
                <text:list-item>
                  <text:p text:style-name="P16">Definition </text:p>
                </text:list-item>
                <text:list-item>
                  <text:p text:style-name="P16">According to Boulding </text:p>
                </text:list-item>
                <text:list-item>
                  <text:p text:style-name="P16">According to Samuelson </text:p>
                </text:list-item>
              </text:list>
            </text:list-item>
          </text:list>
        </text:list-item>
        <text:list-item>
          <text:p text:style-name="P16">Method used in Economics </text:p>
          <text:list>
            <text:list-item>
              <text:p text:style-name="P16">Science and Economics </text:p>
            </text:list-item>
            <text:list-item>
              <text:p text:style-name="P16">Deductive Method </text:p>
            </text:list-item>
            <text:list-item>
              <text:p text:style-name="P16">Inductive Method </text:p>
            </text:list-item>
          </text:list>
        </text:list-item>
        <text:list-item>
          <text:p text:style-name="P16">Positive and Normative Economics </text:p>
          <text:list>
            <text:list-item>
              <text:p text:style-name="P16">Positive Economics </text:p>
            </text:list-item>
            <text:list-item>
              <text:p text:style-name="P16">Normative Economics </text:p>
            </text:list-item>
          </text:list>
        </text:list-item>
        <text:list-item>
          <text:p text:style-name="P16">Some basic concepts in Economics </text:p>
          <text:list>
            <text:list-item>
              <text:p text:style-name="P16">Utility </text:p>
              <text:list>
                <text:list-item>
                  <text:p text:style-name="P16">Definition </text:p>
                </text:list-item>
                <text:list-item>
                  <text:p text:style-name="P16">Types of utility </text:p>
                </text:list-item>
              </text:list>
            </text:list-item>
            <text:list-item>
              <text:p text:style-name="P17">Production </text:p>
              <text:list>
                <text:list-item>
                  <text:p text:style-name="P17">Definition <text:span text:style-name="T9">*</text:span></text:p>
                </text:list-item>
                <text:list-item>
                  <text:p text:style-name="P17">Features </text:p>
                </text:list-item>
              </text:list>
            </text:list-item>
            <text:list-item>
              <text:p text:style-name="P17">Factors of Production </text:p>
            </text:list-item>
            <text:list-item>
              <text:p text:style-name="P17">Consumption <text:span text:style-name="T9">*</text:span></text:p>
              <text:list>
                <text:list-item>
                  <text:p text:style-name="P17">Features </text:p>
                </text:list-item>
              </text:list>
            </text:list-item>
            <text:list-item>
              <text:p text:style-name="P16">Distribution </text:p>
            </text:list-item>
            <text:list-item>
              <text:p text:style-name="P16">Want </text:p>
              <text:list>
                <text:list-item>
                  <text:p text:style-name="P16">Characteristics / features of wants </text:p>
                </text:list-item>
                <text:list-item>
                  <text:p text:style-name="P16">Classification of wants </text:p>
                </text:list-item>
              </text:list>
            </text:list-item>
            <text:list-item>
              <text:p text:style-name="P17">Goods </text:p>
              <text:list>
                <text:list-item>
                  <text:p text:style-name="P17">Classification </text:p>
                </text:list-item>
                <text:list-item>
                  <text:p text:style-name="P18"><text:soft-page-break/>Differetiate between *<text:line-break/><text:tab/>- Free vs economic <text:span text:style-name="T10">*</text:span><text:line-break/><text:tab/>- Private vs public</text:p>
                </text:list-item>
              </text:list>
            </text:list-item>
            <text:list-item>
              <text:p text:style-name="P16">Wealth </text:p>
              <text:list>
                <text:list-item>
                  <text:p text:style-name="P16">Features </text:p>
                </text:list-item>
                <text:list-item>
                  <text:p text:style-name="P16">Externality </text:p>
                </text:list-item>
                <text:list-item>
                  <text:p text:style-name="P16">Classification of wealth </text:p>
                </text:list-item>
              </text:list>
            </text:list-item>
            <text:list-item>
              <text:p text:style-name="P16">Assumptions, Hypotheses, Theory, and Law </text:p>
              <text:list>
                <text:list-item>
                  <text:p text:style-name="P17">Assumptions <text:span text:style-name="T9">*</text:span></text:p>
                </text:list-item>
                <text:list-item>
                  <text:p text:style-name="P17">Hypotheses <text:span text:style-name="T9">*</text:span></text:p>
                </text:list-item>
                <text:list-item>
                  <text:p text:style-name="P16"><text:span text:style-name="T2">Theory </text:span><text:span text:style-name="T11">vs Law *</text:span></text:p>
                </text:list-item>
              </text:list>
            </text:list-item>
            <text:list-item>
              <text:p text:style-name="P16">Firm </text:p>
            </text:list-item>
            <text:list-item>
              <text:p text:style-name="P16">Industry </text:p>
            </text:list-item>
            <text:list-item>
              <text:p text:style-name="P17">Value <text:span text:style-name="T12">vs</text:span> Price <text:span text:style-name="T12">*</text:span><text:span text:style-name="T10">*</text:span></text:p>
            </text:list-item>
            <text:list-item>
              <text:p text:style-name="P16">Equilibrium and its types </text:p>
              <text:list>
                <text:list-item>
                  <text:p text:style-name="P16">Stable equilibrium </text:p>
                </text:list-item>
                <text:list-item>
                  <text:p text:style-name="P16">Unstable equilibrium </text:p>
                </text:list-item>
                <text:list-item>
                  <text:p text:style-name="P16">Neutral equilibrium </text:p>
                </text:list-item>
              </text:list>
            </text:list-item>
            <text:list-item>
              <text:p text:style-name="P16">Income, Savings, and Investment </text:p>
              <text:list>
                <text:list-item>
                  <text:p text:style-name="P16">Income </text:p>
                </text:list-item>
                <text:list-item>
                  <text:p text:style-name="P16">Savings </text:p>
                </text:list-item>
                <text:list-item>
                  <text:p text:style-name="P19">Investment </text:p>
                </text:list-item>
              </text:list>
            </text:list-item>
          </text:list>
        </text:list-item>
      </text:list>
      <text:p text:style-name="Text_20_body"/>
      <text:p text:style-name="P20"/>
      <text:h text:style-name="P21" text:outline-level="2"><text:bookmark-start text:name="__RefHeading___Toc69_3123224662"/><text:span text:style-name="T13">Chapter 2 (Demand) </text:span><text:bookmark-end text:name="__RefHeading___Toc69_3123224662"/></text:h>
      <text:list text:style-name="L3">
        <text:list-item>
          <text:list>
            <text:list-item>
              <text:p text:style-name="P22"><text:span text:style-name="T14">Definition </text:span></text:p>
              <text:list>
                <text:list-item>
                  <text:p text:style-name="P23">Desire, willingness, and ability to pay </text:p>
                </text:list-item>
                <text:list-item>
                  <text:p text:style-name="P23">Effective desire backed by willingness and ability </text:p>
                </text:list-item>
                <text:list-item>
                  <text:p text:style-name="P23">Quantities purchased at different prices over a time period </text:p>
                </text:list-item>
                <text:list-item>
                  <text:p text:style-name="P23">Willingness and ability to pay </text:p>
                </text:list-item>
                <text:list-item>
                  <text:p text:style-name="P23">Always at a price </text:p>
                </text:list-item>
                <text:list-item>
                  <text:p text:style-name="P23">Always per unit of time </text:p>
                </text:list-item>
                <text:list-item>
                  <text:p text:style-name="P23">Amount buyers are able and willing to purchase at a given price over a period </text:p>
                </text:list-item>
                <text:list-item>
                  <text:p text:style-name="P23">Schedule of how much people will purchase at any price during a time period </text:p>
                </text:list-item>
              </text:list>
            </text:list-item>
            <text:list-item>
              <text:p text:style-name="P23">Price demand </text:p>
              <text:list>
                <text:list-item>
                  <text:p text:style-name="P23">Quantities bought at various prices, other things constant </text:p>
                </text:list-item>
              </text:list>
            </text:list-item>
            <text:list-item>
              <text:p text:style-name="P23">Income demand </text:p>
              <text:list>
                <text:list-item>
                  <text:p text:style-name="P23">Quantities bought at various income levels, other things constant </text:p>
                </text:list-item>
              </text:list>
            </text:list-item>
            <text:list-item>
              <text:p text:style-name="P23">Cross demand </text:p>
              <text:list>
                <text:list-item>
                  <text:p text:style-name="P23">Quantities bought with reference to changes in price of related goods, other things constant </text:p>
                </text:list-item>
              </text:list>
            </text:list-item>
          </text:list>
        </text:list-item>
        <text:list-item>
          <text:p text:style-name="P24">Law of Demand <text:span text:style-name="T15">*</text:span></text:p>
          <text:list>
            <text:list-item>
              <text:p text:style-name="P24">Definition and Explanation </text:p>
              <text:list>
                <text:list-item>
                  <text:p text:style-name="P24">Inverse relationship between price and quantity demanded </text:p>
                </text:list-item>
                <text:list-item>
                  <text:p text:style-name="P24">People buy more at lower prices and less at higher prices, other things constant (Samuelson) </text:p>
                </text:list-item>
                <text:list-item>
                  <text:p text:style-name="P24">Quantity demanded smaller at higher prices and larger at lower prices, other things <text:span text:style-name="T16">remaining</text:span> constant (Miller) </text:p>
                </text:list-item>
                <text:list-item>
                  <text:p text:style-name="P24">Quantity demanded increases with a fall in price and decreases with a rise in price, other things constant </text:p>
                </text:list-item>
                <text:list-item>
                  <text:p text:style-name="P24">When price rises, people buy less; when price falls, people buy more, ceteris paribus </text:p>
                </text:list-item>
                <text:list-item>
                  <text:p text:style-name="P24">Quantity varies inversely with price </text:p>
                </text:list-item>
              </text:list>
            </text:list-item>
            <text:list-item>
              <text:p text:style-name="P23">Demand Function </text:p>
              <text:list>
                <text:list-item>
                  <text:p text:style-name="P23">Qdx = f (Px, M, Po, T,…) </text:p>
                </text:list-item>
                <text:list-item>
                  <text:p text:style-name="P23">Qdx = f (Px) ceteris paribus </text:p>
                </text:list-item>
              </text:list>
            </text:list-item>
            <text:list-item>
              <text:p text:style-name="P25">Individual dimand curve (plot) *<text:span text:style-name="T8">*</text:span></text:p>
            </text:list-item>
            <text:list-item>
              <text:p text:style-name="P26">Non price factor that affect demand *</text:p>
            </text:list-item>
            <text:list-item>
              <text:p text:style-name="P23">Demand Schedule </text:p>
              <text:list>
                <text:list-item>
                  <text:p text:style-name="P23">List or table of different amounts purchased at different prices per unit of time </text:p>
                </text:list-item>
              </text:list>
            </text:list-item>
            <text:list-item>
              <text:p text:style-name="P23">Demand Curve </text:p>
              <text:list>
                <text:list-item>
                  <text:p text:style-name="P23">Graphical representation of the demand schedule </text:p>
                </text:list-item>
                <text:list-item>
                  <text:p text:style-name="P23">Shows the relation between price and amount consumers wish to purchase </text:p>
                </text:list-item>
                <text:list-item>
                  <text:p text:style-name="P23">Slopes downward from left to right with a negative slope </text:p>
                </text:list-item>
                <text:list-item>
                  <text:p text:style-name="P23">Inverse relationship between price and quantity </text:p>
                </text:list-item>
              </text:list>
            </text:list-item>
            <text:list-item>
              <text:p text:style-name="P24"><text:soft-page-break/>Assumptions of the Law <text:span text:style-name="T17">*</text:span></text:p>
              <text:list>
                <text:list-item>
                  <text:p text:style-name="P24">No change in tastes of consumers (T) </text:p>
                </text:list-item>
                <text:list-item>
                  <text:p text:style-name="P24">Purchasing power of consumers remains constant (M) </text:p>
                </text:list-item>
                <text:list-item>
                  <text:p text:style-name="P24">Price of all other commodities should not vary (Po) </text:p>
                </text:list-item>
              </text:list>
            </text:list-item>
            <text:list-item>
              <text:p text:style-name="P24">Limitations/Exceptions of the Law <text:span text:style-name="T17">*</text:span></text:p>
              <text:list>
                <text:list-item>
                  <text:p text:style-name="P24">Prestige goods </text:p>
                </text:list-item>
                <text:list-item>
                  <text:p text:style-name="P24">Price expectations </text:p>
                </text:list-item>
                <text:list-item>
                  <text:p text:style-name="P24">Ignorance of the consumer </text:p>
                </text:list-item>
                <text:list-item>
                  <text:p text:style-name="P24">Giffen goods </text:p>
                </text:list-item>
              </text:list>
            </text:list-item>
            <text:list-item>
              <text:p text:style-name="P23">Importance of the Law </text:p>
              <text:list>
                <text:list-item>
                  <text:p text:style-name="P23">Determination of price </text:p>
                </text:list-item>
                <text:list-item>
                  <text:p text:style-name="P23">Importance to Finance Minister </text:p>
                </text:list-item>
                <text:list-item>
                  <text:p text:style-name="P23">Importance to the Farmers </text:p>
                </text:list-item>
              </text:list>
            </text:list-item>
          </text:list>
        </text:list-item>
        <text:list-item>
          <text:p text:style-name="P23">Individual’s Demand for a Commodity </text:p>
          <text:list>
            <text:list-item>
              <text:p text:style-name="P23">Definition and Explanation </text:p>
              <text:list>
                <text:list-item>
                  <text:p text:style-name="P23">Amount a consumer is willing to purchase at a given price over a time period </text:p>
                </text:list-item>
                <text:list-item>
                  <text:p text:style-name="P23">Varies inversely with price, ceteris paribus </text:p>
                </text:list-item>
              </text:list>
            </text:list-item>
            <text:list-item>
              <text:p text:style-name="P23">Individual’s Demand Schedule </text:p>
              <text:list>
                <text:list-item>
                  <text:p text:style-name="P23">List or table of different amounts an individual purchases at different prices per unit of time </text:p>
                </text:list-item>
              </text:list>
            </text:list-item>
            <text:list-item>
              <text:p text:style-name="P23">Individual’s Demand Curve </text:p>
              <text:list>
                <text:list-item>
                  <text:p text:style-name="P23">Graphical representation of the individual demand schedule </text:p>
                </text:list-item>
                <text:list-item>
                  <text:p text:style-name="P23">Slopes downward from left to right with a negative slope </text:p>
                </text:list-item>
                <text:list-item>
                  <text:p text:style-name="P23">Inverse relationship between price and quantity </text:p>
                </text:list-item>
              </text:list>
            </text:list-item>
          </text:list>
        </text:list-item>
        <text:list-item>
          <text:p text:style-name="P23">Market Demand for a Commodity </text:p>
          <text:list>
            <text:list-item>
              <text:p text:style-name="P23">Definition and Explanation </text:p>
              <text:list>
                <text:list-item>
                  <text:p text:style-name="P23">Total quantity demanded at various prices by all individuals over a time period </text:p>
                </text:list-item>
                <text:list-item>
                  <text:p text:style-name="P23">Horizontal summation of individual demands at various prices </text:p>
                </text:list-item>
              </text:list>
            </text:list-item>
            <text:list-item>
              <text:p text:style-name="P23">Market Demand Schedule </text:p>
              <text:list>
                <text:list-item>
                  <text:p text:style-name="P23">Horizontal summation of individuals’ demand schedules </text:p>
                </text:list-item>
              </text:list>
            </text:list-item>
            <text:list-item>
              <text:p text:style-name="P23">Market Demand Curve </text:p>
              <text:list>
                <text:list-item>
                  <text:p text:style-name="P23">Horizontal sum of individual demand curves </text:p>
                </text:list-item>
                <text:list-item>
                  <text:p text:style-name="P23">Negatively sloped </text:p>
                </text:list-item>
                <text:list-item>
                  <text:p text:style-name="P23">Inverse relationship between quantity demanded and price </text:p>
                </text:list-item>
              </text:list>
            </text:list-item>
          </text:list>
        </text:list-item>
        <text:list-item>
          <text:p text:style-name="P24">Determinants of Demand <text:span text:style-name="T18">*</text:span></text:p>
          <text:list>
            <text:list-item>
              <text:p text:style-name="P24">Changes in population </text:p>
            </text:list-item>
            <text:list-item>
              <text:p text:style-name="P24">Changes in tastes and preferences </text:p>
            </text:list-item>
            <text:list-item>
              <text:p text:style-name="P24">Changes in income </text:p>
            </text:list-item>
            <text:list-item>
              <text:p text:style-name="P24">Changes in the price of substitutes </text:p>
            </text:list-item>
            <text:list-item>
              <text:p text:style-name="P24">Changes in the distribution of income </text:p>
            </text:list-item>
            <text:list-item>
              <text:p text:style-name="P24">Seasonality </text:p>
            </text:list-item>
            <text:list-item>
              <text:p text:style-name="P24">Changes in savings </text:p>
            </text:list-item>
            <text:list-item>
              <text:p text:style-name="P24"><text:soft-page-break/>Asset preferences </text:p>
            </text:list-item>
            <text:list-item>
              <text:p text:style-name="P24">Trade cycle </text:p>
            </text:list-item>
            <text:list-item>
              <text:p text:style-name="P24">Fashion </text:p>
            </text:list-item>
          </text:list>
        </text:list-item>
        <text:list-item>
          <text:p text:style-name="P23">Why Demand Curve is Negatively Sloped </text:p>
          <text:list>
            <text:list-item>
              <text:p text:style-name="P23">Law of diminishing marginal utility </text:p>
            </text:list-item>
            <text:list-item>
              <text:p text:style-name="P23">Income effect </text:p>
            </text:list-item>
            <text:list-item>
              <text:p text:style-name="P23">Substitution effect </text:p>
            </text:list-item>
            <text:list-item>
              <text:p text:style-name="P23">Entry of new buyers </text:p>
            </text:list-item>
          </text:list>
        </text:list-item>
        <text:list-item>
          <text:p text:style-name="P23">Changes in Quantity Demanded (Movement along the curve) </text:p>
          <text:list>
            <text:list-item>
              <text:p text:style-name="P23">Contraction in demand </text:p>
              <text:list>
                <text:list-item>
                  <text:p text:style-name="P23">Fall in demand due to rise in price only </text:p>
                </text:list-item>
              </text:list>
            </text:list-item>
            <text:list-item>
              <text:p text:style-name="P23">Extension in demand </text:p>
              <text:list>
                <text:list-item>
                  <text:p text:style-name="P23">Rise in demand due to fall in price only </text:p>
                </text:list-item>
              </text:list>
            </text:list-item>
          </text:list>
        </text:list-item>
        <text:list-item>
          <text:p text:style-name="P23">Changes in Demand (Shift of the curve) </text:p>
          <text:list>
            <text:list-item>
              <text:p text:style-name="P23">Decrease in demand </text:p>
              <text:list>
                <text:list-item>
                  <text:p text:style-name="P23">Fall in demand due to changes in factors other than price </text:p>
                </text:list-item>
              </text:list>
            </text:list-item>
            <text:list-item>
              <text:p text:style-name="P23">Increase in Demand </text:p>
              <text:list>
                <text:list-item>
                  <text:p text:style-name="P27">Rise in demand due to changes in factors other than price </text:p>
                </text:list-item>
              </text:list>
            </text:list-item>
          </text:list>
        </text:list-item>
      </text:list>
      <text:p text:style-name="Text_20_body"><text:span text:style-name="Source_20_Text"/></text:p>
      <text:h text:style-name="P28" text:outline-level="2"><text:bookmark-start text:name="__RefHeading___Toc71_3123224662"/>Chapter 3 (Supply)<text:bookmark-end text:name="__RefHeading___Toc71_3123224662"/></text:h>
      <text:p text:style-name="P20"><text:span text:style-name="Source_20_Text"/></text:p>
      <text:list text:style-name="L4">
        <text:list-item>
          <text:p text:style-name="P29"><text:span text:style-name="Source_20_Text"><text:span text:style-name="T19">Definition </text:span></text:span><text:span text:style-name="Source_20_Text"><text:span text:style-name="T20">*</text:span></text:span><text:span text:style-name="Source_20_Text"><text:span text:style-name="T21">*</text:span></text:span></text:p>
        </text:list-item>
        <text:list-item>
          <text:p text:style-name="P30"><text:span text:style-name="Source_20_Text"><text:span text:style-name="T19">Law of Supply </text:span></text:span><text:span text:style-name="Source_20_Text"><text:span text:style-name="T21">*</text:span></text:span></text:p>
        </text:list-item>
        <text:list-item>
          <text:p text:style-name="P30"><text:span text:style-name="Source_20_Text"><text:span text:style-name="T22">Assumptions of Law of Supply </text:span></text:span></text:p>
        </text:list-item>
      </text:list>
      <text:list text:style-name="L5">
        <text:list-item>
          <text:list>
            <text:list-item>
              <text:p text:style-name="P31">(i) Nature of Goods. </text:p>
            </text:list-item>
            <text:list-item>
              <text:p text:style-name="P31">(ii) Government Policies. </text:p>
            </text:list-item>
            <text:list-item>
              <text:p text:style-name="P32">(iii) Alternative Products. </text:p>
            </text:list-item>
            <text:list-item>
              <text:p text:style-name="P32">(iv) Squeeze in Profit. </text:p>
            </text:list-item>
          </text:list>
        </text:list-item>
        <text:list-item>
          <text:p text:style-name="P32">Limitations/Exceptions of Law of Supply </text:p>
          <text:list>
            <text:list-item>
              <text:p text:style-name="P33">Exceptions that affect law of supply may include: </text:p>
              <text:list>
                <text:list-item>
                  <text:p text:style-name="P33">(i) Ability to move stock. </text:p>
                </text:list-item>
                <text:list-item>
                  <text:p text:style-name="P33">(ii) Legislation restricting quantity. </text:p>
                </text:list-item>
                <text:list-item>
                  <text:p text:style-name="P33">(iii) External factors that influence your industry. </text:p>
                </text:list-item>
              </text:list>
            </text:list-item>
          </text:list>
        </text:list-item>
        <text:list-item>
          <text:p text:style-name="P34">Importance of law of supply</text:p>
        </text:list-item>
        <text:list-item>
          <text:p text:style-name="P35">Supply schedule vs supply curve <text:span text:style-name="T23">with figure</text:span> *</text:p>
        </text:list-item>
        <text:list-item>
          <text:p text:style-name="P36">Determinants of Supply <text:span text:style-name="T18">*</text:span></text:p>
          <text:list>
            <text:list-item>
              <text:p text:style-name="P36">(i) Changes in Factor Price. </text:p>
            </text:list-item>
            <text:list-item>
              <text:p text:style-name="P36">(ii) Changes in Technique. </text:p>
            </text:list-item>
            <text:list-item>
              <text:p text:style-name="P36">(iii) Improvement in the Means of Transport. </text:p>
            </text:list-item>
            <text:list-item>
              <text:p text:style-name="P36">(iv) Climatic Changes in case of Agricultural Products. </text:p>
            </text:list-item>
            <text:list-item>
              <text:p text:style-name="P36">(v) Political Changes. </text:p>
            </text:list-item>
            <text:list-item>
              <text:p text:style-name="P36">(vi) Taxation Policy. </text:p>
            </text:list-item>
            <text:list-item>
              <text:p text:style-name="P36">(vii) Goals of firms. </text:p>
            </text:list-item>
            <text:list-item>
              <text:p text:style-name="P36">VIII. Agreement among the producers </text:p>
            </text:list-item>
            <text:list-item>
              <text:p text:style-name="P36">Ix. Number of seller </text:p>
            </text:list-item>
            <text:list-item>
              <text:p text:style-name="P36">X. Sellers price expectation </text:p>
            </text:list-item>
            <text:list-item>
              <text:p text:style-name="P36">Xi. Trade policy </text:p>
            </text:list-item>
          </text:list>
        </text:list-item>
        <text:list-item>
          <text:p text:style-name="P36">Contraction and Extension in Supply <text:span text:style-name="T24">* (Graphically represent)</text:span></text:p>
          <text:list>
            <text:list-item>
              <text:p text:style-name="P36">Contraction in supply: When supply falls due to fall in price only, then it is called contraction in supply. </text:p>
            </text:list-item>
            <text:list-item>
              <text:p text:style-name="P36">Extension in supply : When supply rises due to rise in price only, then it is called extension in supply. </text:p>
            </text:list-item>
          </text:list>
        </text:list-item>
        <text:list-item>
          <text:p text:style-name="P37">Decrease and increase in Supply <text:span text:style-name="T24">* (Graphically represent)</text:span></text:p>
          <text:list>
            <text:list-item>
              <text:p text:style-name="P36">Decrease in supply: When supply falls due to changes in any other factor except price then it is called decrease in supply. </text:p>
            </text:list-item>
            <text:list-item>
              <text:p text:style-name="P38">Increase in supply : When supply rises due to changes in any other factor except price then it is called increase in supply. </text:p>
            </text:list-item>
          </text:list>
        </text:list-item>
      </text:list>
      <text:p text:style-name="P39"/>
      <text:h text:style-name="P28" text:outline-level="2"><text:bookmark-start text:name="__RefHeading___Toc73_3123224662"/>Chapter 4 (Elasticity)<text:bookmark-end text:name="__RefHeading___Toc73_3123224662"/></text:h>
      <text:p text:style-name="P20"/>
      <text:list text:style-name="L6">
        <text:list-item>
          <text:p text:style-name="P40"><text:span text:style-name="T25">Elasticity </text:span></text:p>
        </text:list-item>
      </text:list>
      <text:list text:style-name="L7">
        <text:list-item>
          <text:p text:style-name="P41">Types of Elasticity of Demand </text:p>
          <text:list>
            <text:list-item>
              <text:p text:style-name="P41">(1) Price Elasticity of Demand </text:p>
              <text:list>
                <text:list-item>
                  <text:p text:style-name="P41">Definition and Explanation </text:p>
                </text:list-item>
                <text:list-item>
                  <text:p text:style-name="P42">Formula <text:span text:style-name="T26">*</text:span></text:p>
                </text:list-item>
                <text:list-item>
                  <text:p text:style-name="P41"><text:span text:style-name="T2">Example</text:span> </text:p>
                </text:list-item>
                <text:list-item>
                  <text:p text:style-name="P41">Types </text:p>
                  <text:list>
                    <text:list-item>
                      <text:p text:style-name="P41">(i) Elastic </text:p>
                    </text:list-item>
                    <text:list-item>
                      <text:p text:style-name="P41">(ii) Unitary Elasticity </text:p>
                    </text:list-item>
                    <text:list-item>
                      <text:p text:style-name="P41">(iii) Inelastic </text:p>
                    </text:list-item>
                  </text:list>
                </text:list-item>
              </text:list>
            </text:list-item>
            <text:list-item>
              <text:p text:style-name="P41">(2) Income Elasticity of Demand </text:p>
              <text:list>
                <text:list-item>
                  <text:p text:style-name="P41">Definition and Explanation </text:p>
                </text:list-item>
                <text:list-item>
                  <text:p text:style-name="P42">Formula <text:span text:style-name="T27">*</text:span><text:span text:style-name="T28">*</text:span><text:span text:style-name="T27"> (math)</text:span></text:p>
                </text:list-item>
                <text:list-item>
                  <text:p text:style-name="P41">Simplified formula </text:p>
                </text:list-item>
                <text:list-item>
                  <text:p text:style-name="P41">Example </text:p>
                </text:list-item>
                <text:list-item>
                  <text:p text:style-name="P42">Types <text:span text:style-name="T29">*</text:span></text:p>
                </text:list-item>
              </text:list>
            </text:list-item>
            <text:list-item>
              <text:p text:style-name="P41">(3) Cross Elasticity of Demand </text:p>
              <text:list>
                <text:list-item>
                  <text:p text:style-name="P41">Definition and Explanation </text:p>
                </text:list-item>
                <text:list-item>
                  <text:p text:style-name="P41">Formula </text:p>
                </text:list-item>
                <text:list-item>
                  <text:p text:style-name="P41">Types and Example </text:p>
                  <text:list>
                    <text:list-item>
                      <text:p text:style-name="P41">(i) Substitute Goods </text:p>
                    </text:list-item>
                    <text:list-item>
                      <text:p text:style-name="P41">(ii) Complementary Goods </text:p>
                    </text:list-item>
                    <text:list-item>
                      <text:p text:style-name="P41">(iii) Unrelated Goods </text:p>
                    </text:list-item>
                  </text:list>
                </text:list-item>
              </text:list>
            </text:list-item>
            <text:list-item>
              <text:p text:style-name="P43">Price vs income elasticity of demand *</text:p>
            </text:list-item>
          </text:list>
        </text:list-item>
        <text:list-item>
          <text:p text:style-name="P41">Factors Determining Price Elasticity of Demand </text:p>
          <text:list>
            <text:list-item>
              <text:p text:style-name="P41">(i) Nature of Commodities </text:p>
            </text:list-item>
            <text:list-item>
              <text:p text:style-name="P41">(ii) Availability of Substitutes </text:p>
            </text:list-item>
            <text:list-item>
              <text:p text:style-name="P41">(iii) Proportion of the Income Spent on the Good </text:p>
            </text:list-item>
            <text:list-item>
              <text:p text:style-name="P41">(iv) Time </text:p>
            </text:list-item>
            <text:list-item>
              <text:p text:style-name="P41">(5) Number of Uses of a Good </text:p>
            </text:list-item>
            <text:list-item>
              <text:p text:style-name="P41">(6) Addiction </text:p>
            </text:list-item>
            <text:list-item>
              <text:p text:style-name="P41">(7) Joint Demand </text:p>
            </text:list-item>
          </text:list>
        </text:list-item>
        <text:list-item>
          <text:p text:style-name="P41">Importance of Elasticity of Demand </text:p>
          <text:list>
            <text:list-item>
              <text:p text:style-name="P41">(1) Theoretical Importance </text:p>
            </text:list-item>
            <text:list-item>
              <text:p text:style-name="P41">(2) Practical Importance </text:p>
              <text:list>
                <text:list-item>
                  <text:p text:style-name="P41">(i) Importance in taxation policy </text:p>
                </text:list-item>
                <text:list-item>
                  <text:p text:style-name="P41">(ii) Price discrimination by monopolist </text:p>
                </text:list-item>
                <text:list-item>
                  <text:p text:style-name="P41">(iii) Price discrimination in cases of joint supply </text:p>
                </text:list-item>
                <text:list-item>
                  <text:p text:style-name="P41"><text:soft-page-break/>iv)Importance to businessmen </text:p>
                </text:list-item>
                <text:list-item>
                  <text:p text:style-name="P41">(v) Help to trade unions </text:p>
                </text:list-item>
                <text:list-item>
                  <text:p text:style-name="P41">(vi) Use in international trade </text:p>
                </text:list-item>
                <text:list-item>
                  <text:p text:style-name="P41">(vii) Determination of rate of foreign exchange </text:p>
                </text:list-item>
                <text:list-item>
                  <text:p text:style-name="P41">(viii) Guideline to the producers </text:p>
                </text:list-item>
                <text:list-item>
                  <text:p text:style-name="P41">(ix) Use in factor pricing </text:p>
                </text:list-item>
              </text:list>
            </text:list-item>
          </text:list>
        </text:list-item>
        <text:list-item>
          <text:p text:style-name="P42">Price Elasticity of Supply <text:span text:style-name="T30">*</text:span></text:p>
          <text:list>
            <text:list-item>
              <text:p text:style-name="P42">Definition and Explanation </text:p>
            </text:list-item>
            <text:list-item>
              <text:p text:style-name="P42">Measurement and Formula </text:p>
            </text:list-item>
            <text:list-item>
              <text:p text:style-name="P41">Elastic Supply </text:p>
            </text:list-item>
            <text:list-item>
              <text:p text:style-name="P41">Inelastic Supply </text:p>
            </text:list-item>
          </text:list>
        </text:list-item>
        <text:list-item>
          <text:p text:style-name="P42">Categories/Types of Price Elasticity of Supply <text:span text:style-name="T30">*</text:span></text:p>
          <text:list>
            <text:list-item>
              <text:p text:style-name="P42">(1) Infinitely Elastic Supply </text:p>
            </text:list-item>
            <text:list-item>
              <text:p text:style-name="P42">(2) Elastic Supply </text:p>
            </text:list-item>
            <text:list-item>
              <text:p text:style-name="P42">(3) Unitary Elasticity </text:p>
            </text:list-item>
            <text:list-item>
              <text:p text:style-name="P42">(4) Inelastic Supply </text:p>
            </text:list-item>
            <text:list-item>
              <text:p text:style-name="P42">(5) Perfectly Inelastic Supply </text:p>
            </text:list-item>
          </text:list>
        </text:list-item>
        <text:list-item>
          <text:p text:style-name="P41">Determinants/Factors of Price Elasticity of Supply </text:p>
          <text:list>
            <text:list-item>
              <text:p text:style-name="P41">(i) Time period </text:p>
            </text:list-item>
            <text:list-item>
              <text:p text:style-name="P41">(ii) Ability to store output </text:p>
            </text:list-item>
            <text:list-item>
              <text:p text:style-name="P41">(iii) Factor mobility </text:p>
            </text:list-item>
            <text:list-item>
              <text:p text:style-name="P41">(iv) Changes in marginal cost of production </text:p>
            </text:list-item>
            <text:list-item>
              <text:p text:style-name="P41">(v) Excess supply </text:p>
            </text:list-item>
            <text:list-item>
              <text:p text:style-name="P41">(vi) Availability of infrastructure facilities </text:p>
            </text:list-item>
            <text:list-item>
              <text:p text:style-name="P44">(vii) Agricultural or industrial products </text:p>
            </text:list-item>
          </text:list>
        </text:list-item>
      </text:list>
      <text:p text:style-name="P20"/>
      <text:h text:style-name="P28" text:outline-level="2"><text:bookmark-start text:name="__RefHeading___Toc75_3123224662"/>Chapter 5 (Utility)<text:bookmark-end text:name="__RefHeading___Toc75_3123224662"/></text:h>
      <text:p text:style-name="P45"/>
      <text:p text:style-name="P45">Theory of Consumer Behavior </text:p>
      <text:list text:style-name="L8">
        <text:list-item>
          <text:p text:style-name="P46">Cardinal Utility Analysis/Approach </text:p>
          <text:list>
            <text:list-item>
              <text:p text:style-name="P47">Definition and Explanation <text:span text:style-name="T7">*</text:span></text:p>
            </text:list-item>
            <text:list-item>
              <text:p text:style-name="P46">Assumptions of Cardinal Utility Analysis </text:p>
            </text:list-item>
            <text:list-item>
              <text:p text:style-name="P46">Criticism </text:p>
            </text:list-item>
            <text:list-item>
              <text:p text:style-name="P48">Different types of utility *<text:span text:style-name="T31">*</text:span></text:p>
              <text:list>
                <text:list-item>
                  <text:p text:style-name="P47">Total Utility (TU) </text:p>
                  <text:list>
                    <text:list-item>
                      <text:p text:style-name="P47">Definition and Explanation </text:p>
                    </text:list-item>
                    <text:list-item>
                      <text:p text:style-name="P47">Formula </text:p>
                    </text:list-item>
                  </text:list>
                </text:list-item>
                <text:list-item>
                  <text:p text:style-name="P47">Marginal Utility (MU) </text:p>
                  <text:list>
                    <text:list-item>
                      <text:p text:style-name="P47">Definition and Explanation </text:p>
                    </text:list-item>
                    <text:list-item>
                      <text:p text:style-name="P47">Formula </text:p>
                    </text:list-item>
                  </text:list>
                </text:list-item>
              </text:list>
            </text:list-item>
            <text:list-item>
              <text:p text:style-name="P46">Relationship between Total Utility and Marginal Utility </text:p>
            </text:list-item>
            <text:list-item>
              <text:p text:style-name="P46">Law of Diminishing Marginal Utility </text:p>
              <text:list>
                <text:list-item>
                  <text:p text:style-name="P46">Definition and Statement of the Law </text:p>
                </text:list-item>
                <text:list-item>
                  <text:p text:style-name="P46">Assumptions of Law of Diminishing Marginal Utility </text:p>
                </text:list-item>
                <text:list-item>
                  <text:p text:style-name="P46">Explanation and Example of Law of Diminishing Marginal Utility </text:p>
                </text:list-item>
                <text:list-item>
                  <text:p text:style-name="P46">Limitations/Exceptions of Law of Diminishing Marginal Utility </text:p>
                </text:list-item>
                <text:list-item>
                  <text:p text:style-name="P46">Practical Importance of Law of Diminishing Marginal Utility </text:p>
                </text:list-item>
              </text:list>
            </text:list-item>
            <text:list-item>
              <text:p text:style-name="P47">Law of Equi-Marginal Utility <text:span text:style-name="T32">*</text:span></text:p>
              <text:list>
                <text:list-item>
                  <text:p text:style-name="P46">Other Names of this Law </text:p>
                </text:list-item>
                <text:list-item>
                  <text:p text:style-name="P47">Definition and Statement of Law of Equi-Marginal Utility </text:p>
                </text:list-item>
                <text:list-item>
                  <text:p text:style-name="P47">Assumptions of Law of Equi-Marginal Utility <text:span text:style-name="T32">*</text:span></text:p>
                </text:list-item>
                <text:list-item>
                  <text:p text:style-name="P46">Example and Explanation of Law of Equi-Marginal Utility </text:p>
                </text:list-item>
                <text:list-item>
                  <text:p text:style-name="P47">Limitations/Exceptions of Law of Equi-Marginal Utility <text:span text:style-name="T32">*</text:span></text:p>
                </text:list-item>
                <text:list-item>
                  <text:p text:style-name="P46">Importance of Law of Equi-Marginal Utility </text:p>
                </text:list-item>
              </text:list>
            </text:list-item>
            <text:list-item>
              <text:p text:style-name="P49">Derivation of the Demand Curve in Terms of Utility Analysis </text:p>
              <text:list>
                <text:list-item>
                  <text:p text:style-name="P49">Assumptions </text:p>
                </text:list-item>
                <text:list-item>
                  <text:p text:style-name="P49">Derivation of Demand Curve in the Case of a Single Commodity (Law of Diminishing Marginal Utility) </text:p>
                </text:list-item>
                <text:list-item>
                  <text:p text:style-name="P50">Derivation of the Demand Curve in the Case of Two or More than Two Commodities (Law of Equi-Marginal Utility) </text:p>
                </text:list-item>
              </text:list>
            </text:list-item>
          </text:list>
        </text:list-item>
      </text:list>
      <text:p text:style-name="Text_20_body"/>
      <text:p text:style-name="Text_20_body"/>
      <text:h text:style-name="P51" text:outline-level="1"><text:bookmark-start text:name="__RefHeading___Toc77_3123224662"/><text:span text:style-name="T33">Government</text:span><text:bookmark-end text:name="__RefHeading___Toc77_3123224662"/></text:h>
      <text:list text:style-name="L9">
        <text:list-item>
          <text:p text:style-name="P52"><text:span text:style-name="Strong_20_Emphasis"><text:span text:style-name="T34">Politics</text:span></text:span><text:span text:style-name="T34"> </text:span></text:p>
          <text:list>
            <text:list-item>
              <text:p text:style-name="P53">Definitions of Politics </text:p>
            </text:list-item>
          </text:list>
        </text:list-item>
        <text:list-item>
          <text:p text:style-name="P54"><text:span text:style-name="Strong_20_Emphasis"><text:span text:style-name="T34">Government</text:span></text:span><text:span text:style-name="T34"> </text:span></text:p>
          <text:list>
            <text:list-item>
              <text:p text:style-name="P53">Definitions of Government </text:p>
            </text:list-item>
            <text:list-item>
              <text:p text:style-name="P53">Study of various forms and functions of government </text:p>
            </text:list-item>
            <text:list-item>
              <text:p text:style-name="P53">Working of government and administration </text:p>
            </text:list-item>
            <text:list-item>
              <text:p text:style-name="P53">Government as a continuous experiment </text:p>
            </text:list-item>
            <text:list-item>
              <text:p text:style-name="P53">Classification of governments </text:p>
            </text:list-item>
            <text:list-item>
              <text:p text:style-name="P53">Government vs. Governance </text:p>
            </text:list-item>
            <text:list-item>
              <text:p text:style-name="P53">Role of Government </text:p>
            </text:list-item>
            <text:list-item>
              <text:p text:style-name="P53">Functions of Government </text:p>
              <text:list>
                <text:list-item>
                  <text:p text:style-name="P53">Regulatory functions </text:p>
                </text:list-item>
                <text:list-item>
                  <text:p text:style-name="P53">Service providing functions </text:p>
                </text:list-item>
                <text:list-item>
                  <text:p text:style-name="P53">Developmental functions </text:p>
                </text:list-item>
              </text:list>
            </text:list-item>
          </text:list>
        </text:list-item>
        <text:list-item>
          <text:p text:style-name="P55">Impact of digital technologies on government services <text:span text:style-name="T35">(Learn from AI/ blogs)</text:span></text:p>
        </text:list-item>
        <text:list-item>
          <text:p text:style-name="P54"><text:span text:style-name="Strong_20_Emphasis"><text:span text:style-name="T34">Political Science</text:span></text:span><text:span text:style-name="T34"> </text:span></text:p>
          <text:list>
            <text:list-item>
              <text:p text:style-name="P53">Definition of Political Science </text:p>
              <text:list>
                <text:list-item>
                  <text:p text:style-name="P53">Traditional Definitions (focused on state and government) </text:p>
                </text:list-item>
                <text:list-item>
                  <text:p text:style-name="P53">Modern Definitions (behavioral approach, politics as activity and process) </text:p>
                </text:list-item>
              </text:list>
            </text:list-item>
            <text:list-item>
              <text:p text:style-name="P53">Nature of Political Science (Science or Art) </text:p>
              <text:list>
                <text:list-item>
                  <text:p text:style-name="P53">Arguments against Political Science as a Science </text:p>
                </text:list-item>
                <text:list-item>
                  <text:p text:style-name="P53">Arguments in favor of Political Science as a Science </text:p>
                </text:list-item>
                <text:list-item>
                  <text:p text:style-name="P53">Political Science as both a Science and an Art </text:p>
                </text:list-item>
              </text:list>
            </text:list-item>
            <text:list-item>
              <text:p text:style-name="P53">Changing dynamics of the meaning and nature of Political Science (post World War II) </text:p>
            </text:list-item>
            <text:list-item>
              <text:p text:style-name="P53">Scope of Political Science </text:p>
            </text:list-item>
            <text:list-item>
              <text:p text:style-name="P53">Difference between politics and Political Science </text:p>
            </text:list-item>
          </text:list>
        </text:list-item>
        <text:list-item>
          <text:p text:style-name="P54"><text:span text:style-name="Strong_20_Emphasis"><text:span text:style-name="T34">Political Theory</text:span></text:span><text:span text:style-name="T34"> </text:span></text:p>
          <text:list>
            <text:list-item>
              <text:p text:style-name="P53">Theoretical politics vs. applied politics </text:p>
            </text:list-item>
          </text:list>
        </text:list-item>
        <text:list-item>
          <text:p text:style-name="P54"><text:span text:style-name="Strong_20_Emphasis"><text:span text:style-name="T34">Political Ideology</text:span></text:span><text:span text:style-name="T34"> </text:span></text:p>
          <text:list>
            <text:list-item>
              <text:p text:style-name="P53">Definition of Political Ideology </text:p>
            </text:list-item>
            <text:list-item>
              <text:p text:style-name="P53">Characteristics of Ideology </text:p>
            </text:list-item>
            <text:list-item>
              <text:p text:style-name="P53">Roles of political ideologies </text:p>
            </text:list-item>
            <text:list-item>
              <text:p text:style-name="P53"><text:soft-page-break/>List of political ideologies (Anarchism, Conservatism, Ecologism, Fascism, Feminism) </text:p>
            </text:list-item>
          </text:list>
        </text:list-item>
        <text:list-item>
          <text:p text:style-name="P54"><text:span text:style-name="Strong_20_Emphasis"><text:span text:style-name="T34">Political Beliefs</text:span></text:span><text:span text:style-name="T34"> </text:span></text:p>
          <text:list>
            <text:list-item>
              <text:p text:style-name="P53">Definition of Political Beliefs </text:p>
            </text:list-item>
          </text:list>
        </text:list-item>
        <text:list-item>
          <text:p text:style-name="P54"><text:span text:style-name="Strong_20_Emphasis"><text:span text:style-name="T34">Political Socialization Factors</text:span></text:span><text:span text:style-name="T34"> </text:span></text:p>
        </text:list-item>
        <text:list-item>
          <text:p text:style-name="P54"><text:span text:style-name="Strong_20_Emphasis"><text:span text:style-name="T34">Authority</text:span></text:span><text:span text:style-name="T34"> </text:span></text:p>
          <text:list>
            <text:list-item>
              <text:p text:style-name="P53">Definition of Authority </text:p>
            </text:list-item>
            <text:list-item>
              <text:p text:style-name="P53">Weber’s Three Types of Authority (Traditional, Charismatic, Rational-Legal) </text:p>
            </text:list-item>
            <text:list-item>
              <text:p text:style-name="P53">Primary vs. Secondary Authorities (in law) </text:p>
            </text:list-item>
            <text:list-item>
              <text:p text:style-name="P53">Authority vs. Power </text:p>
            </text:list-item>
            <text:list-item>
              <text:p text:style-name="P53">Authority as legalized and legitimized power </text:p>
            </text:list-item>
            <text:list-item>
              <text:p text:style-name="P53">Political Legitimacy </text:p>
              <text:list>
                <text:list-item>
                  <text:p text:style-name="P53">Sources of Political Legitimacy </text:p>
                </text:list-item>
                <text:list-item>
                  <text:p text:style-name="P53">Factors That Affect Legitimacy </text:p>
                </text:list-item>
              </text:list>
            </text:list-item>
          </text:list>
        </text:list-item>
        <text:list-item>
          <text:p text:style-name="P54"><text:span text:style-name="Strong_20_Emphasis"><text:span text:style-name="T34">Power</text:span></text:span><text:span text:style-name="T34"> </text:span></text:p>
          <text:list>
            <text:list-item>
              <text:p text:style-name="P53">Definitions of Power </text:p>
            </text:list-item>
            <text:list-item>
              <text:p text:style-name="P53">Basis and Types of Power (Positional, Relational, Expertise) </text:p>
            </text:list-item>
            <text:list-item>
              <text:p text:style-name="P53">French and Raven’s Six Bases of Power (Coercive, Reward, Legitimate, Referent, Expert, Informational) </text:p>
            </text:list-item>
            <text:list-item>
              <text:p text:style-name="P53">Power vs. Authority </text:p>
            </text:list-item>
          </text:list>
        </text:list-item>
        <text:list-item>
          <text:p text:style-name="P54"><text:span text:style-name="Strong_20_Emphasis"><text:span text:style-name="T34">Legitimacy</text:span></text:span><text:span text:style-name="T34"> (Covered under Authority) </text:span></text:p>
        </text:list-item>
        <text:list-item>
          <text:p text:style-name="P54"><text:span text:style-name="Strong_20_Emphasis"><text:span text:style-name="T34">Nation-State</text:span></text:span><text:span text:style-name="T34"> </text:span></text:p>
          <text:list>
            <text:list-item>
              <text:p text:style-name="P53">Definition of Nation-State </text:p>
            </text:list-item>
            <text:list-item>
              <text:p text:style-name="P53">Characteristics of a Nation </text:p>
            </text:list-item>
          </text:list>
        </text:list-item>
        <text:list-item>
          <text:p text:style-name="P54"><text:span text:style-name="Strong_20_Emphasis"><text:span text:style-name="T34">Nationalism</text:span></text:span><text:span text:style-name="T34"> </text:span></text:p>
          <text:list>
            <text:list-item>
              <text:p text:style-name="P53">Definition of Nationalism </text:p>
            </text:list-item>
            <text:list-item>
              <text:p text:style-name="P53">Elements/Roots of Nationalism </text:p>
            </text:list-item>
          </text:list>
        </text:list-item>
        <text:list-item>
          <text:p text:style-name="P54"><text:span text:style-name="Strong_20_Emphasis"><text:span text:style-name="T34">Sovereignty</text:span></text:span><text:span text:style-name="T34"> </text:span></text:p>
          <text:list>
            <text:list-item>
              <text:p text:style-name="P53">Definition of Sovereignty </text:p>
            </text:list-item>
            <text:list-item>
              <text:p text:style-name="P53">Principles of Sovereignty </text:p>
            </text:list-item>
            <text:list-item>
              <text:p text:style-name="P53">Main characteristics of Sovereignty </text:p>
            </text:list-item>
            <text:list-item>
              <text:p text:style-name="P53">Types of Sovereignty </text:p>
            </text:list-item>
            <text:list-item>
              <text:p text:style-name="P53">Belief in Sovereignty (Hobbes, Bodin, Rousseau) </text:p>
            </text:list-item>
            <text:list-item>
              <text:p text:style-name="P53">Sovereignty as an essential element of the State </text:p>
            </text:list-item>
          </text:list>
        </text:list-item>
        <text:list-item>
          <text:p text:style-name="P54"><text:span text:style-name="Strong_20_Emphasis"><text:span text:style-name="T34">Justice and Equity</text:span></text:span><text:span text:style-name="T34"> </text:span></text:p>
          <text:list>
            <text:list-item>
              <text:p text:style-name="P53">Definition of Equity </text:p>
            </text:list-item>
            <text:list-item>
              <text:p text:style-name="P53">Equity vs. Equality </text:p>
            </text:list-item>
            <text:list-item>
              <text:p text:style-name="P53">Equity vs. Justice </text:p>
            </text:list-item>
            <text:list-item>
              <text:p text:style-name="P53"><text:soft-page-break/>Rule of Justice and Equity </text:p>
            </text:list-item>
            <text:list-item>
              <text:p text:style-name="P53">Characteristics and Dimensions of Equity </text:p>
            </text:list-item>
            <text:list-item>
              <text:p text:style-name="P53">Importance of Justice in line with Equality </text:p>
            </text:list-item>
          </text:list>
        </text:list-item>
        <text:list-item>
          <text:p text:style-name="P54"><text:span text:style-name="Strong_20_Emphasis"><text:span text:style-name="T34">Liberty</text:span></text:span><text:span text:style-name="T34"> </text:span></text:p>
          <text:list>
            <text:list-item>
              <text:p text:style-name="P53">Types of Liberty </text:p>
            </text:list-item>
            <text:list-item>
              <text:p text:style-name="P53">Fundamental Rights (related to liberty) </text:p>
            </text:list-item>
            <text:list-item>
              <text:p text:style-name="P53">Freedoms </text:p>
            </text:list-item>
            <text:list-item>
              <text:p text:style-name="P53">Elements and Features of Liberty </text:p>
            </text:list-item>
            <text:list-item>
              <text:p text:style-name="P53">Definition of Freedom </text:p>
            </text:list-item>
          </text:list>
        </text:list-item>
        <text:list-item>
          <text:p text:style-name="P54"><text:span text:style-name="Strong_20_Emphasis"><text:span text:style-name="T34">State</text:span></text:span><text:span text:style-name="T34"> </text:span></text:p>
          <text:list>
            <text:list-item>
              <text:p text:style-name="P53">Definition of State </text:p>
            </text:list-item>
            <text:list-item>
              <text:p text:style-name="P53">Essential Elements of State (Population, Territory, Government, Sovereignty) </text:p>
            </text:list-item>
            <text:list-item>
              <text:p text:style-name="P53">Origin of State (Divine Origin Theory, Theory of Force, Social Contract Theory, Evolutionary Theory) </text:p>
            </text:list-item>
            <text:list-item>
              <text:p text:style-name="P53">Functions of the State (Internal, External, Economic, Political, Humanitarian, Social, Legislative, Executive, Judicial, Defensive, Environmental, Cultural) </text:p>
            </text:list-item>
            <text:list-item>
              <text:p text:style-name="P53">Necessity of State </text:p>
            </text:list-item>
            <text:list-item>
              <text:p text:style-name="P53">Interaction between States and Citizens in the Age of Internet </text:p>
            </text:list-item>
            <text:list-item>
              <text:p text:style-name="P53">State vs. market resp. society </text:p>
            </text:list-item>
          </text:list>
        </text:list-item>
        <text:list-item>
          <text:p text:style-name="P54"><text:span text:style-name="Strong_20_Emphasis"><text:span text:style-name="T34">Separation of Powers</text:span></text:span><text:span text:style-name="T34"> </text:span></text:p>
          <text:list>
            <text:list-item>
              <text:p text:style-name="P53">Doctrine of Separation of Powers </text:p>
            </text:list-item>
            <text:list-item>
              <text:p text:style-name="P53">Legislative, Executive, and Judicial functions </text:p>
            </text:list-item>
            <text:list-item>
              <text:p text:style-name="P53">Checks and Balances </text:p>
            </text:list-item>
            <text:list-item>
              <text:p text:style-name="P53">Historical development of the doctrine </text:p>
            </text:list-item>
            <text:list-item>
              <text:p text:style-name="P53">Modern constitutional systems </text:p>
            </text:list-item>
          </text:list>
        </text:list-item>
        <text:list-item>
          <text:p text:style-name="P54"><text:span text:style-name="Strong_20_Emphasis"><text:span text:style-name="T34">Governance</text:span></text:span><text:span text:style-name="T34"> </text:span></text:p>
          <text:list>
            <text:list-item>
              <text:p text:style-name="P53">Definition of Governance </text:p>
            </text:list-item>
            <text:list-item>
              <text:p text:style-name="P53">Key elements of Governance </text:p>
            </text:list-item>
            <text:list-item>
              <text:p text:style-name="P53">Government vs. Governance </text:p>
            </text:list-item>
            <text:list-item>
              <text:p text:style-name="P53">Characteristics of government and governance </text:p>
            </text:list-item>
          </text:list>
        </text:list-item>
        <text:list-item>
          <text:p text:style-name="P54"><text:span text:style-name="Strong_20_Emphasis"><text:span text:style-name="T34">Policy</text:span></text:span><text:span text:style-name="T34"> </text:span></text:p>
          <text:list>
            <text:list-item>
              <text:p text:style-name="P53">Public Policies </text:p>
            </text:list-item>
            <text:list-item>
              <text:p text:style-name="P53">Policy Formulation </text:p>
            </text:list-item>
            <text:list-item>
              <text:p text:style-name="P53">Policy-making </text:p>
            </text:list-item>
          </text:list>
        </text:list-item>
        <text:list-item>
          <text:p text:style-name="P54"><text:span text:style-name="Strong_20_Emphasis"><text:span text:style-name="T34">Law</text:span></text:span><text:span text:style-name="T34"> </text:span></text:p>
          <text:list>
            <text:list-item>
              <text:p text:style-name="P53">Laws and regulations </text:p>
            </text:list-item>
            <text:list-item>
              <text:p text:style-name="P53">Rule of law </text:p>
            </text:list-item>
          </text:list>
        </text:list-item>
        <text:list-item>
          <text:p text:style-name="P54"><text:span text:style-name="Strong_20_Emphasis"><text:span text:style-name="T34">Democracy</text:span></text:span><text:span text:style-name="T34"> </text:span></text:p>
          <text:list>
            <text:list-item>
              <text:p text:style-name="P53"><text:soft-page-break/>Majoritarian democracy </text:p>
            </text:list-item>
            <text:list-item>
              <text:p text:style-name="P53">Aristotle’s view on democracy </text:p>
            </text:list-item>
            <text:list-item>
              <text:p text:style-name="P53">Democratic process </text:p>
            </text:list-item>
          </text:list>
        </text:list-item>
        <text:list-item>
          <text:p text:style-name="P54"><text:span text:style-name="Strong_20_Emphasis"><text:span text:style-name="T34">Institutions</text:span></text:span><text:span text:style-name="T34"> </text:span></text:p>
          <text:list>
            <text:list-item>
              <text:p text:style-name="P53">Political Institutions </text:p>
            </text:list-item>
            <text:list-item>
              <text:p text:style-name="P53">Religious Institutions </text:p>
            </text:list-item>
          </text:list>
        </text:list-item>
        <text:list-item>
          <text:p text:style-name="P54"><text:span text:style-name="Strong_20_Emphasis"><text:span text:style-name="T34">Political Economy</text:span></text:span><text:span text:style-name="T34"> </text:span></text:p>
        </text:list-item>
        <text:list-item>
          <text:p text:style-name="P54"><text:span text:style-name="Strong_20_Emphasis"><text:span text:style-name="T34">Political Action</text:span></text:span><text:span text:style-name="T34"> </text:span></text:p>
        </text:list-item>
        <text:list-item>
          <text:p text:style-name="P54"><text:span text:style-name="Strong_20_Emphasis"><text:span text:style-name="T34">Political Parties</text:span></text:span><text:span text:style-name="T34"> </text:span></text:p>
        </text:list-item>
        <text:list-item>
          <text:p text:style-name="P54"><text:span text:style-name="Strong_20_Emphasis"><text:span text:style-name="T34">Elections</text:span></text:span><text:span text:style-name="T34"> </text:span></text:p>
        </text:list-item>
        <text:list-item>
          <text:p text:style-name="P54"><text:span text:style-name="Strong_20_Emphasis"><text:span text:style-name="T34">Political Behavior</text:span></text:span><text:span text:style-name="T34"> </text:span></text:p>
        </text:list-item>
        <text:list-item>
          <text:p text:style-name="P54"><text:span text:style-name="Strong_20_Emphasis"><text:span text:style-name="T34">Political Socialization</text:span></text:span><text:span text:style-name="T34"> </text:span></text:p>
        </text:list-item>
        <text:list-item>
          <text:p text:style-name="P54"><text:span text:style-name="Strong_20_Emphasis"><text:span text:style-name="T34">Political Culture</text:span></text:span><text:span text:style-name="T34"> </text:span></text:p>
        </text:list-item>
        <text:list-item>
          <text:p text:style-name="P54"><text:span text:style-name="Strong_20_Emphasis"><text:span text:style-name="T34">Political Development</text:span></text:span><text:span text:style-name="T34"> </text:span></text:p>
        </text:list-item>
        <text:list-item>
          <text:p text:style-name="P54"><text:span text:style-name="Strong_20_Emphasis"><text:span text:style-name="T34">Interest and Pressure Groups</text:span></text:span><text:span text:style-name="T34"> </text:span></text:p>
        </text:list-item>
        <text:list-item>
          <text:p text:style-name="P54"><text:span text:style-name="Strong_20_Emphasis"><text:span text:style-name="T34">Political System</text:span></text:span><text:span text:style-name="T34"> </text:span></text:p>
        </text:list-item>
        <text:list-item>
          <text:p text:style-name="P54"><text:span text:style-name="Strong_20_Emphasis"><text:span text:style-name="T34">Social Systems</text:span></text:span><text:span text:style-name="T34"> </text:span></text:p>
        </text:list-item>
        <text:list-item>
          <text:p text:style-name="P54"><text:span text:style-name="Strong_20_Emphasis"><text:span text:style-name="T34">Economic System</text:span></text:span><text:span text:style-name="T34"> </text:span></text:p>
        </text:list-item>
        <text:list-item>
          <text:p text:style-name="P54"><text:span text:style-name="Strong_20_Emphasis"><text:span text:style-name="T34">Cultural System</text:span></text:span><text:span text:style-name="T34"> </text:span></text:p>
        </text:list-item>
        <text:list-item>
          <text:p text:style-name="P54"><text:span text:style-name="Strong_20_Emphasis"><text:span text:style-name="T34">Legal System</text:span></text:span><text:span text:style-name="T34"> </text:span></text:p>
        </text:list-item>
        <text:list-item>
          <text:p text:style-name="P54"><text:span text:style-name="Strong_20_Emphasis"><text:span text:style-name="T34">Public Issues</text:span></text:span><text:span text:style-name="T34"> </text:span></text:p>
        </text:list-item>
        <text:list-item>
          <text:p text:style-name="P54"><text:span text:style-name="Strong_20_Emphasis"><text:span text:style-name="T34">Public Policies</text:span></text:span><text:span text:style-name="T34"> </text:span></text:p>
        </text:list-item>
        <text:list-item>
          <text:p text:style-name="P54"><text:span text:style-name="Strong_20_Emphasis"><text:span text:style-name="T34">Social Relations</text:span></text:span><text:span text:style-name="T34"> </text:span></text:p>
        </text:list-item>
        <text:list-item>
          <text:p text:style-name="P54"><text:span text:style-name="Strong_20_Emphasis"><text:span text:style-name="T34">Power Relations</text:span></text:span><text:span text:style-name="T34"> </text:span></text:p>
        </text:list-item>
        <text:list-item>
          <text:p text:style-name="P54"><text:span text:style-name="Strong_20_Emphasis"><text:span text:style-name="T34">Conflict Resolution</text:span></text:span><text:span text:style-name="T34"> </text:span></text:p>
        </text:list-item>
        <text:list-item>
          <text:p text:style-name="P54"><text:span text:style-name="Strong_20_Emphasis"><text:span text:style-name="T34">National and International Problems</text:span></text:span><text:span text:style-name="T34"> </text:span></text:p>
        </text:list-item>
        <text:list-item>
          <text:p text:style-name="P54"><text:span text:style-name="Strong_20_Emphasis"><text:span text:style-name="T34">State Sovereignty</text:span></text:span><text:span text:style-name="T34"> </text:span></text:p>
        </text:list-item>
        <text:list-item>
          <text:p text:style-name="P54"><text:span text:style-name="Strong_20_Emphasis"><text:span text:style-name="T34">Concepts of Power, Authority &amp; Influence</text:span></text:span><text:span text:style-name="T34"> </text:span></text:p>
        </text:list-item>
        <text:list-item>
          <text:p text:style-name="P54"><text:span text:style-name="Strong_20_Emphasis"><text:span text:style-name="T34">Political Development and Informal Structures</text:span></text:span><text:span text:style-name="T34"> </text:span></text:p>
        </text:list-item>
        <text:list-item>
          <text:p text:style-name="P54"><text:span text:style-name="Strong_20_Emphasis"><text:span text:style-name="T34">Political Objectives</text:span></text:span><text:span text:style-name="T34"> </text:span></text:p>
        </text:list-item>
        <text:list-item>
          <text:p text:style-name="P54"><text:span text:style-name="Strong_20_Emphasis"><text:span text:style-name="T34">Behavioralism</text:span></text:span><text:span text:style-name="T34"> </text:span></text:p>
        </text:list-item>
        <text:list-item>
          <text:p text:style-name="P54"><text:span text:style-name="Strong_20_Emphasis"><text:span text:style-name="T34">Power Theory</text:span></text:span><text:span text:style-name="T34"> </text:span></text:p>
        </text:list-item>
        <text:list-item>
          <text:p text:style-name="P54"><text:span text:style-name="Strong_20_Emphasis"><text:span text:style-name="T34">Influence</text:span></text:span><text:span text:style-name="T34"> </text:span></text:p>
        </text:list-item>
        <text:list-item>
          <text:p text:style-name="P54"><text:span text:style-name="Strong_20_Emphasis"><text:span text:style-name="T34">Public Health</text:span></text:span><text:span text:style-name="T34"> </text:span></text:p>
        </text:list-item>
        <text:list-item>
          <text:p text:style-name="P54"><text:span text:style-name="Strong_20_Emphasis"><text:span text:style-name="T34">Defense</text:span></text:span><text:span text:style-name="T34"> </text:span></text:p>
        </text:list-item>
        <text:list-item>
          <text:p text:style-name="P54"><text:span text:style-name="Strong_20_Emphasis"><text:span text:style-name="T34">Law Enforcement</text:span></text:span><text:span text:style-name="T34"> </text:span></text:p>
        </text:list-item>
        <text:list-item>
          <text:p text:style-name="P54"><text:span text:style-name="Strong_20_Emphasis"><text:span text:style-name="T34">Humanitarian Functions</text:span></text:span><text:span text:style-name="T34"> </text:span></text:p>
        </text:list-item>
        <text:list-item>
          <text:p text:style-name="P54"><text:span text:style-name="Strong_20_Emphasis"><text:span text:style-name="T34">Informational Functions</text:span></text:span><text:span text:style-name="T34"> </text:span></text:p>
        </text:list-item>
        <text:list-item>
          <text:p text:style-name="P54"><text:soft-page-break/><text:span text:style-name="Strong_20_Emphasis"><text:span text:style-name="T34">Economic Functions</text:span></text:span><text:span text:style-name="T34"> </text:span></text:p>
        </text:list-item>
        <text:list-item>
          <text:p text:style-name="P54"><text:span text:style-name="Strong_20_Emphasis"><text:span text:style-name="T34">Political Functions</text:span></text:span><text:span text:style-name="T34"> </text:span></text:p>
        </text:list-item>
        <text:list-item>
          <text:p text:style-name="P54"><text:span text:style-name="Strong_20_Emphasis"><text:span text:style-name="T34">Social Functions</text:span></text:span><text:span text:style-name="T34"> </text:span></text:p>
        </text:list-item>
        <text:list-item>
          <text:p text:style-name="P54"><text:span text:style-name="Strong_20_Emphasis"><text:span text:style-name="T34">Ecological Functions</text:span></text:span><text:span text:style-name="T34"> </text:span></text:p>
        </text:list-item>
        <text:list-item>
          <text:p text:style-name="P54"><text:span text:style-name="Strong_20_Emphasis"><text:span text:style-name="T34">Diplomatic Functions</text:span></text:span><text:span text:style-name="T34"> </text:span></text:p>
        </text:list-item>
        <text:list-item>
          <text:p text:style-name="P54"><text:span text:style-name="Strong_20_Emphasis"><text:span text:style-name="T34">International Cooperation</text:span></text:span><text:span text:style-name="T34"> </text:span></text:p>
        </text:list-item>
        <text:list-item>
          <text:p text:style-name="P54"><text:span text:style-name="Strong_20_Emphasis"><text:span text:style-name="T34">Maintenance of International Law and Order</text:span></text:span><text:span text:style-name="T34"> </text:span></text:p>
        </text:list-item>
        <text:list-item>
          <text:p text:style-name="P54"><text:span text:style-name="Strong_20_Emphasis"><text:span text:style-name="T34">Protection of the State</text:span></text:span><text:span text:style-name="T34"> </text:span></text:p>
        </text:list-item>
        <text:list-item>
          <text:p text:style-name="P54"><text:span text:style-name="Strong_20_Emphasis"><text:span text:style-name="T34">Order and Security</text:span></text:span><text:span text:style-name="T34"> </text:span></text:p>
        </text:list-item>
        <text:list-item>
          <text:p text:style-name="P54"><text:span text:style-name="Strong_20_Emphasis"><text:span text:style-name="T34">Public Services</text:span></text:span><text:span text:style-name="T34"> </text:span></text:p>
        </text:list-item>
        <text:list-item>
          <text:p text:style-name="P54"><text:span text:style-name="Strong_20_Emphasis"><text:span text:style-name="T34">Economic Stability</text:span></text:span><text:span text:style-name="T34"> </text:span></text:p>
        </text:list-item>
        <text:list-item>
          <text:p text:style-name="P54"><text:span text:style-name="Strong_20_Emphasis"><text:span text:style-name="T34">Social Cohesion</text:span></text:span><text:span text:style-name="T34"> </text:span></text:p>
        </text:list-item>
        <text:list-item>
          <text:p text:style-name="P54"><text:span text:style-name="Strong_20_Emphasis"><text:span text:style-name="T34">Representation</text:span></text:span><text:span text:style-name="T34"> </text:span></text:p>
        </text:list-item>
        <text:list-item>
          <text:p text:style-name="P54"><text:span text:style-name="Strong_20_Emphasis"><text:span text:style-name="T34">Rights Protection</text:span></text:span><text:span text:style-name="T34"> </text:span></text:p>
        </text:list-item>
        <text:list-item>
          <text:p text:style-name="P54"><text:span text:style-name="Strong_20_Emphasis"><text:span text:style-name="T34">Crisis Management</text:span></text:span><text:span text:style-name="T34"> </text:span></text:p>
        </text:list-item>
        <text:list-item>
          <text:p text:style-name="P54"><text:span text:style-name="Strong_20_Emphasis"><text:span text:style-name="T34">National Identity</text:span></text:span><text:span text:style-name="T34"> </text:span></text:p>
        </text:list-item>
        <text:list-item>
          <text:p text:style-name="P54"><text:span text:style-name="Strong_20_Emphasis"><text:span text:style-name="T34">Civic Engagement</text:span></text:span><text:span text:style-name="T34"> </text:span></text:p>
        </text:list-item>
        <text:list-item>
          <text:p text:style-name="P54"><text:span text:style-name="Strong_20_Emphasis"><text:span text:style-name="T34">E-Government Services</text:span></text:span><text:span text:style-name="T34"> </text:span></text:p>
        </text:list-item>
        <text:list-item>
          <text:p text:style-name="P54"><text:span text:style-name="Strong_20_Emphasis"><text:span text:style-name="T34">Digital Participation</text:span></text:span><text:span text:style-name="T34"> </text:span></text:p>
        </text:list-item>
        <text:list-item>
          <text:p text:style-name="P54"><text:span text:style-name="Strong_20_Emphasis"><text:span text:style-name="T34">Mobilization and Advocacy</text:span></text:span><text:span text:style-name="T34"> </text:span></text:p>
        </text:list-item>
        <text:list-item>
          <text:p text:style-name="P54"><text:span text:style-name="Strong_20_Emphasis"><text:span text:style-name="T34">Access to Information</text:span></text:span><text:span text:style-name="T34"> </text:span></text:p>
        </text:list-item>
        <text:list-item>
          <text:p text:style-name="P54"><text:span text:style-name="Strong_20_Emphasis"><text:span text:style-name="T34">Transparency</text:span></text:span><text:span text:style-name="T34"> </text:span></text:p>
        </text:list-item>
        <text:list-item>
          <text:p text:style-name="P54"><text:span text:style-name="Strong_20_Emphasis"><text:span text:style-name="T34">Social Media Influence</text:span></text:span><text:span text:style-name="T34"> </text:span></text:p>
        </text:list-item>
        <text:list-item>
          <text:p text:style-name="P54"><text:span text:style-name="Strong_20_Emphasis"><text:span text:style-name="T34">Misinformation</text:span></text:span><text:span text:style-name="T34"> </text:span></text:p>
        </text:list-item>
        <text:list-item>
          <text:p text:style-name="P54"><text:span text:style-name="Strong_20_Emphasis"><text:span text:style-name="T34">Privacy and Surveillance</text:span></text:span><text:span text:style-name="T34"> </text:span></text:p>
        </text:list-item>
        <text:list-item>
          <text:p text:style-name="P54"><text:span text:style-name="Strong_20_Emphasis"><text:span text:style-name="T34">Globalization of Issues</text:span></text:span><text:span text:style-name="T34"> </text:span></text:p>
        </text:list-item>
        <text:list-item>
          <text:p text:style-name="P54"><text:span text:style-name="Strong_20_Emphasis"><text:span text:style-name="T34">Cross-Border Activism</text:span></text:span><text:span text:style-name="T34"> </text:span></text:p>
        </text:list-item>
        <text:list-item>
          <text:p text:style-name="P54"><text:span text:style-name="Strong_20_Emphasis"><text:span text:style-name="T34">Accountability</text:span></text:span><text:span text:style-name="T34"> </text:span></text:p>
        </text:list-item>
        <text:list-item>
          <text:p text:style-name="P54"><text:span text:style-name="Strong_20_Emphasis"><text:span text:style-name="T34">Public Discourse</text:span></text:span><text:span text:style-name="T34"> </text:span></text:p>
        </text:list-item>
        <text:list-item>
          <text:p text:style-name="P54"><text:span text:style-name="Strong_20_Emphasis"><text:span text:style-name="T34">Political Campaigning</text:span></text:span><text:span text:style-name="T34"> </text:span></text:p>
        </text:list-item>
        <text:list-item>
          <text:p text:style-name="P54"><text:span text:style-name="Strong_20_Emphasis"><text:span text:style-name="T34">Data Collection</text:span></text:span><text:span text:style-name="T34"> </text:span></text:p>
        </text:list-item>
        <text:list-item>
          <text:p text:style-name="P54"><text:span text:style-name="Strong_20_Emphasis"><text:span text:style-name="T34">Global Movements</text:span></text:span><text:span text:style-name="T34"> </text:span></text:p>
        </text:list-item>
        <text:list-item>
          <text:p text:style-name="P54"><text:span text:style-name="Strong_20_Emphasis"><text:span text:style-name="T34">Aristotle’s Classification of Government</text:span></text:span><text:span text:style-name="T34"> </text:span></text:p>
        </text:list-item>
        <text:list-item>
          <text:p text:style-name="P54"><text:span text:style-name="Strong_20_Emphasis"><text:span text:style-name="T34">Modern Governments</text:span></text:span><text:span text:style-name="T34"> </text:span></text:p>
          <text:list>
            <text:list-item>
              <text:p text:style-name="P53">Monarchy </text:p>
            </text:list-item>
            <text:list-item>
              <text:p text:style-name="P53">Dictatorship </text:p>
            </text:list-item>
            <text:list-item>
              <text:p text:style-name="P53">Democracy </text:p>
            </text:list-item>
            <text:list-item>
              <text:p text:style-name="P53">Republic </text:p>
            </text:list-item>
            <text:list-item>
              <text:p text:style-name="P53"><text:soft-page-break/>Limited Monarchy </text:p>
            </text:list-item>
            <text:list-item>
              <text:p text:style-name="P53">Parliamentary vs. Non-Parliamentary </text:p>
            </text:list-item>
            <text:list-item>
              <text:p text:style-name="P53">Presidential vs. Unitary vs. Federal </text:p>
            </text:list-item>
          </text:list>
        </text:list-item>
        <text:list-item>
          <text:p text:style-name="P54"><text:span text:style-name="Strong_20_Emphasis"><text:span text:style-name="T34">Steering and Coordination</text:span></text:span><text:span text:style-name="T34"> </text:span></text:p>
        </text:list-item>
        <text:list-item>
          <text:p text:style-name="P54"><text:span text:style-name="Strong_20_Emphasis"><text:span text:style-name="T34">Network Management</text:span></text:span><text:span text:style-name="T34"> </text:span></text:p>
        </text:list-item>
        <text:list-item>
          <text:p text:style-name="P54"><text:span text:style-name="Strong_20_Emphasis"><text:span text:style-name="T34">Institution Building</text:span></text:span><text:span text:style-name="T34"> </text:span></text:p>
        </text:list-item>
        <text:list-item>
          <text:p text:style-name="P54"><text:span text:style-name="Strong_20_Emphasis"><text:span text:style-name="T34">Regulatory Functions of Government (Detailed)</text:span></text:span><text:span text:style-name="T34"> </text:span></text:p>
        </text:list-item>
        <text:list-item>
          <text:p text:style-name="P54"><text:span text:style-name="Strong_20_Emphasis"><text:span text:style-name="T34">Service Providing Functions of Government (Detailed)</text:span></text:span><text:span text:style-name="T34"> </text:span></text:p>
        </text:list-item>
        <text:list-item>
          <text:p text:style-name="P54"><text:span text:style-name="Strong_20_Emphasis"><text:span text:style-name="T34">Developmental Functions of Government</text:span></text:span><text:span text:style-name="T34"> </text:span></text:p>
        </text:list-item>
        <text:list-item>
          <text:p text:style-name="P56"><text:span text:style-name="Strong_20_Emphasis"><text:span text:style-name="T34">Checks and Balances</text:span></text:span><text:span text:style-name="T34"> </text:span></text:p>
        </text:list-item>
      </text:list>
      <text:p text:style-name="P5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TSY BRUSH" svg:font-family="'ARTSY BRUSH'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3T18:10:33.865823306</meta:creation-date>
    <dc:date>2025-04-14T10:23:33.852274738</dc:date>
    <meta:editing-duration>PT4H1M8S</meta:editing-duration>
    <meta:editing-cycles>48</meta:editing-cycles>
    <meta:generator>LibreOffice/25.2.2.2$Linux_X86_64 LibreOffice_project/520$Build-2</meta:generator>
    <meta:document-statistic meta:table-count="0" meta:image-count="0" meta:object-count="0" meta:page-count="16" meta:paragraph-count="493" meta:word-count="2585" meta:character-count="15446" meta:non-whitespace-character-count="13385"/>
  </office:meta>
</office:document-meta>
</file>